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0 年 5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499070" table:style-name="ce16">
            <text:p>23,499,070</text:p>
          </table:table-cell>
          <table:table-cell office:value-type="float" office:value="11640336" table:style-name="ce16">
            <text:p>11,640,336</text:p>
          </table:table-cell>
          <table:table-cell office:value-type="float" office:value="11858734" table:style-name="ce16">
            <text:p>11,858,734</text:p>
          </table:table-cell>
          <table:table-cell office:value-type="float" office:value="899193" table:style-name="ce16">
            <text:p>899,193</text:p>
          </table:table-cell>
          <table:table-cell office:value-type="float" office:value="465688" table:style-name="ce16">
            <text:p>465,688</text:p>
          </table:table-cell>
          <table:table-cell office:value-type="float" office:value="433505" table:style-name="ce16">
            <text:p>433,505</text:p>
          </table:table-cell>
          <table:table-cell office:value-type="float" office:value="3.8265046233744568" table:style-name="ce17">
            <text:p>3.83</text:p>
          </table:table-cell>
          <table:table-cell office:value-type="float" office:value="1329253" table:style-name="ce16">
            <text:p>1,329,253</text:p>
          </table:table-cell>
          <table:table-cell office:value-type="float" office:value="688628" table:style-name="ce16">
            <text:p>688,628</text:p>
          </table:table-cell>
          <table:table-cell office:value-type="float" office:value="640625" table:style-name="ce16">
            <text:p>640,625</text:p>
          </table:table-cell>
          <table:table-cell office:value-type="float" office:value="5.6566196023927757" table:style-name="ce18">
            <text:p>5.66</text:p>
          </table:table-cell>
          <table:table-cell office:value-type="float" office:value="2330593" table:style-name="ce16">
            <text:p>2,330,593</text:p>
          </table:table-cell>
          <table:table-cell office:value-type="float" office:value="1208317" table:style-name="ce16">
            <text:p>1,208,317</text:p>
          </table:table-cell>
          <table:table-cell office:value-type="float" office:value="1122276" table:style-name="ce16">
            <text:p>1,122,276</text:p>
          </table:table-cell>
          <table:table-cell office:value-type="float" office:value="9.9178095133126547" table:style-name="ce17">
            <text:p>9.92</text:p>
          </table:table-cell>
          <table:table-cell office:value-type="float" office:value="2526194" table:style-name="ce16">
            <text:p>2,526,194</text:p>
          </table:table-cell>
          <table:table-cell office:value-type="float" office:value="1310219" table:style-name="ce16">
            <text:p>1,310,219</text:p>
          </table:table-cell>
          <table:table-cell office:value-type="float" office:value="1215975" table:style-name="ce16">
            <text:p>1,215,975</text:p>
          </table:table-cell>
          <table:table-cell office:value-type="float" office:value="10.750187135065344" table:style-name="ce17">
            <text:p>10.75</text:p>
          </table:table-cell>
          <table:table-cell office:value-type="float" office:value="1246132" table:style-name="ce16">
            <text:p>1,246,132</text:p>
          </table:table-cell>
          <table:table-cell office:value-type="float" office:value="651338" table:style-name="ce16">
            <text:p>651,338</text:p>
          </table:table-cell>
          <table:table-cell office:value-type="float" office:value="594794" table:style-name="ce16">
            <text:p>594,794</text:p>
          </table:table-cell>
          <table:table-cell office:value-type="float" office:value="5.3028992211181123" table:style-name="ce17">
            <text:p>5.30</text:p>
          </table:table-cell>
          <table:table-cell office:value-type="float" office:value="19435712" table:style-name="ce16">
            <text:p>19,435,712</text:p>
          </table:table-cell>
          <table:table-cell office:value-type="float" office:value="9527105" table:style-name="ce16">
            <text:p>9,527,105</text:p>
          </table:table-cell>
          <table:table-cell office:value-type="float" office:value="9908607" table:style-name="ce16">
            <text:p>9,908,607</text:p>
          </table:table-cell>
          <table:table-cell office:value-type="float" office:value="82.708430588955224" table:style-name="ce17">
            <text:p>82.71</text:p>
          </table:table-cell>
          <table:table-cell office:value-type="float" office:value="3855259" table:style-name="ce16">
            <text:p>3,855,259</text:p>
          </table:table-cell>
          <table:table-cell office:value-type="float" office:value="1756200" table:style-name="ce16">
            <text:p>1,756,200</text:p>
          </table:table-cell>
          <table:table-cell office:value-type="float" office:value="2099059" table:style-name="ce16">
            <text:p>2,099,059</text:p>
          </table:table-cell>
          <table:table-cell office:value-type="float" office:value="16.406006705797292" table:style-name="ce17">
            <text:p>16.41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4026019" table:style-name="ce20">
            <text:p>4,026,019</text:p>
          </table:table-cell>
          <table:table-cell office:value-type="float" office:value="1965640" table:style-name="ce20">
            <text:p>1,965,640</text:p>
          </table:table-cell>
          <table:table-cell office:value-type="float" office:value="2060379" table:style-name="ce20">
            <text:p>2,060,379</text:p>
          </table:table-cell>
          <table:table-cell office:value-type="float" office:value="144466" table:style-name="ce20">
            <text:p>144,466</text:p>
          </table:table-cell>
          <table:table-cell office:value-type="float" office:value="74646" table:style-name="ce20">
            <text:p>74,646</text:p>
          </table:table-cell>
          <table:table-cell office:value-type="float" office:value="69820" table:style-name="ce20">
            <text:p>69,820</text:p>
          </table:table-cell>
          <table:table-cell office:value-type="float" office:value="3.5883089473745655" table:style-name="ce21">
            <text:p>3.59</text:p>
          </table:table-cell>
          <table:table-cell office:value-type="float" office:value="215494" table:style-name="ce20">
            <text:p>215,494</text:p>
          </table:table-cell>
          <table:table-cell office:value-type="float" office:value="111428" table:style-name="ce20">
            <text:p>111,428</text:p>
          </table:table-cell>
          <table:table-cell office:value-type="float" office:value="104066" table:style-name="ce20">
            <text:p>104,066</text:p>
          </table:table-cell>
          <table:table-cell office:value-type="float" office:value="5.3525331102510938" table:style-name="ce22">
            <text:p>5.35</text:p>
          </table:table-cell>
          <table:table-cell office:value-type="float" office:value="381644" table:style-name="ce20">
            <text:p>381,644</text:p>
          </table:table-cell>
          <table:table-cell office:value-type="float" office:value="197426" table:style-name="ce20">
            <text:p>197,426</text:p>
          </table:table-cell>
          <table:table-cell office:value-type="float" office:value="184218" table:style-name="ce20">
            <text:p>184,218</text:p>
          </table:table-cell>
          <table:table-cell office:value-type="float" office:value="9.4794386216259774" table:style-name="ce21">
            <text:p>9.48</text:p>
          </table:table-cell>
          <table:table-cell office:value-type="float" office:value="412603" table:style-name="ce20">
            <text:p>412,603</text:p>
          </table:table-cell>
          <table:table-cell office:value-type="float" office:value="213629" table:style-name="ce20">
            <text:p>213,629</text:p>
          </table:table-cell>
          <table:table-cell office:value-type="float" office:value="198974" table:style-name="ce20">
            <text:p>198,974</text:p>
          </table:table-cell>
          <table:table-cell office:value-type="float" office:value="10.248411644356374" table:style-name="ce21">
            <text:p>10.25</text:p>
          </table:table-cell>
          <table:table-cell office:value-type="float" office:value="202314" table:style-name="ce20">
            <text:p>202,314</text:p>
          </table:table-cell>
          <table:table-cell office:value-type="float" office:value="105827" table:style-name="ce20">
            <text:p>105,827</text:p>
          </table:table-cell>
          <table:table-cell office:value-type="float" office:value="96487" table:style-name="ce20">
            <text:p>96,487</text:p>
          </table:table-cell>
          <table:table-cell office:value-type="float" office:value="5.0251625737484105" table:style-name="ce21">
            <text:p>5.03</text:p>
          </table:table-cell>
          <table:table-cell office:value-type="float" office:value="3362229" table:style-name="ce20">
            <text:p>3,362,229</text:p>
          </table:table-cell>
          <table:table-cell office:value-type="float" office:value="1620683" table:style-name="ce20">
            <text:p>1,620,683</text:p>
          </table:table-cell>
          <table:table-cell office:value-type="float" office:value="1741546" table:style-name="ce20">
            <text:p>1,741,546</text:p>
          </table:table-cell>
          <table:table-cell office:value-type="float" office:value="83.512497084589015" table:style-name="ce21">
            <text:p>83.51</text:p>
          </table:table-cell>
          <table:table-cell office:value-type="float" office:value="633289" table:style-name="ce20">
            <text:p>633,289</text:p>
          </table:table-cell>
          <table:table-cell office:value-type="float" office:value="285027" table:style-name="ce20">
            <text:p>285,027</text:p>
          </table:table-cell>
          <table:table-cell office:value-type="float" office:value="348262" table:style-name="ce20">
            <text:p>348,262</text:p>
          </table:table-cell>
          <table:table-cell office:value-type="float" office:value="15.729905894631893" table:style-name="ce21">
            <text:p>15.7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574704" table:style-name="ce20">
            <text:p>2,574,704</text:p>
          </table:table-cell>
          <table:table-cell office:value-type="float" office:value="1225276" table:style-name="ce20">
            <text:p>1,225,276</text:p>
          </table:table-cell>
          <table:table-cell office:value-type="float" office:value="1349428" table:style-name="ce20">
            <text:p>1,349,428</text:p>
          </table:table-cell>
          <table:table-cell office:value-type="float" office:value="106082" table:style-name="ce20">
            <text:p>106,082</text:p>
          </table:table-cell>
          <table:table-cell office:value-type="float" office:value="54738" table:style-name="ce20">
            <text:p>54,738</text:p>
          </table:table-cell>
          <table:table-cell office:value-type="float" office:value="51344" table:style-name="ce20">
            <text:p>51,344</text:p>
          </table:table-cell>
          <table:table-cell office:value-type="float" office:value="4.1201629391184387" table:style-name="ce21">
            <text:p>4.12</text:p>
          </table:table-cell>
          <table:table-cell office:value-type="float" office:value="156691" table:style-name="ce20">
            <text:p>156,691</text:p>
          </table:table-cell>
          <table:table-cell office:value-type="float" office:value="80914" table:style-name="ce20">
            <text:p>80,914</text:p>
          </table:table-cell>
          <table:table-cell office:value-type="float" office:value="75777" table:style-name="ce20">
            <text:p>75,777</text:p>
          </table:table-cell>
          <table:table-cell office:value-type="float" office:value="6.085786948713328" table:style-name="ce22">
            <text:p>6.09</text:p>
          </table:table-cell>
          <table:table-cell office:value-type="float" office:value="271488" table:style-name="ce20">
            <text:p>271,488</text:p>
          </table:table-cell>
          <table:table-cell office:value-type="float" office:value="140391" table:style-name="ce20">
            <text:p>140,391</text:p>
          </table:table-cell>
          <table:table-cell office:value-type="float" office:value="131097" table:style-name="ce20">
            <text:p>131,097</text:p>
          </table:table-cell>
          <table:table-cell office:value-type="float" office:value="10.544435399175983" table:style-name="ce21">
            <text:p>10.54</text:p>
          </table:table-cell>
          <table:table-cell office:value-type="float" office:value="293642" table:style-name="ce20">
            <text:p>293,642</text:p>
          </table:table-cell>
          <table:table-cell office:value-type="float" office:value="151977" table:style-name="ce20">
            <text:p>151,977</text:p>
          </table:table-cell>
          <table:table-cell office:value-type="float" office:value="141665" table:style-name="ce20">
            <text:p>141,665</text:p>
          </table:table-cell>
          <table:table-cell office:value-type="float" office:value="11.404883823538551" table:style-name="ce21">
            <text:p>11.40</text:p>
          </table:table-cell>
          <table:table-cell office:value-type="float" office:value="127689" table:style-name="ce20">
            <text:p>127,689</text:p>
          </table:table-cell>
          <table:table-cell office:value-type="float" office:value="66613" table:style-name="ce20">
            <text:p>66,613</text:p>
          </table:table-cell>
          <table:table-cell office:value-type="float" office:value="61076" table:style-name="ce20">
            <text:p>61,076</text:p>
          </table:table-cell>
          <table:table-cell office:value-type="float" office:value="4.9593662028722525" table:style-name="ce21">
            <text:p>4.96</text:p>
          </table:table-cell>
          <table:table-cell office:value-type="float" office:value="2131459" table:style-name="ce20">
            <text:p>2,131,459</text:p>
          </table:table-cell>
          <table:table-cell office:value-type="float" office:value="995416" table:style-name="ce20">
            <text:p>995,416</text:p>
          </table:table-cell>
          <table:table-cell office:value-type="float" office:value="1136043" table:style-name="ce20">
            <text:p>1,136,043</text:p>
          </table:table-cell>
          <table:table-cell office:value-type="float" office:value="82.784623009091533" table:style-name="ce21">
            <text:p>82.78</text:p>
          </table:table-cell>
          <table:table-cell office:value-type="float" office:value="500079" table:style-name="ce20">
            <text:p>500,079</text:p>
          </table:table-cell>
          <table:table-cell office:value-type="float" office:value="221942" table:style-name="ce20">
            <text:p>221,942</text:p>
          </table:table-cell>
          <table:table-cell office:value-type="float" office:value="278137" table:style-name="ce20">
            <text:p>278,137</text:p>
          </table:table-cell>
          <table:table-cell office:value-type="float" office:value="19.422776365749229" table:style-name="ce21">
            <text:p>19.42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70939" table:style-name="ce20">
            <text:p>2,270,939</text:p>
          </table:table-cell>
          <table:table-cell office:value-type="float" office:value="1124883" table:style-name="ce20">
            <text:p>1,124,883</text:p>
          </table:table-cell>
          <table:table-cell office:value-type="float" office:value="1146056" table:style-name="ce20">
            <text:p>1,146,056</text:p>
          </table:table-cell>
          <table:table-cell office:value-type="float" office:value="107685" table:style-name="ce20">
            <text:p>107,685</text:p>
          </table:table-cell>
          <table:table-cell office:value-type="float" office:value="55849" table:style-name="ce20">
            <text:p>55,849</text:p>
          </table:table-cell>
          <table:table-cell office:value-type="float" office:value="51836" table:style-name="ce20">
            <text:p>51,836</text:p>
          </table:table-cell>
          <table:table-cell office:value-type="float" office:value="4.7418710938514863" table:style-name="ce21">
            <text:p>4.74</text:p>
          </table:table-cell>
          <table:table-cell office:value-type="float" office:value="155391" table:style-name="ce20">
            <text:p>155,391</text:p>
          </table:table-cell>
          <table:table-cell office:value-type="float" office:value="80595" table:style-name="ce20">
            <text:p>80,595</text:p>
          </table:table-cell>
          <table:table-cell office:value-type="float" office:value="74796" table:style-name="ce20">
            <text:p>74,796</text:p>
          </table:table-cell>
          <table:table-cell office:value-type="float" office:value="6.8425880219591981" table:style-name="ce22">
            <text:p>6.84</text:p>
          </table:table-cell>
          <table:table-cell office:value-type="float" office:value="264413" table:style-name="ce20">
            <text:p>264,413</text:p>
          </table:table-cell>
          <table:table-cell office:value-type="float" office:value="137260" table:style-name="ce20">
            <text:p>137,260</text:p>
          </table:table-cell>
          <table:table-cell office:value-type="float" office:value="127153" table:style-name="ce20">
            <text:p>127,153</text:p>
          </table:table-cell>
          <table:table-cell office:value-type="float" office:value="11.643333440484311" table:style-name="ce21">
            <text:p>11.64</text:p>
          </table:table-cell>
          <table:table-cell office:value-type="float" office:value="285450" table:style-name="ce20">
            <text:p>285,450</text:p>
          </table:table-cell>
          <table:table-cell office:value-type="float" office:value="148171" table:style-name="ce20">
            <text:p>148,171</text:p>
          </table:table-cell>
          <table:table-cell office:value-type="float" office:value="137279" table:style-name="ce20">
            <text:p>137,279</text:p>
          </table:table-cell>
          <table:table-cell office:value-type="float" office:value="12.569690335143305" table:style-name="ce21">
            <text:p>12.57</text:p>
          </table:table-cell>
          <table:table-cell office:value-type="float" office:value="133074" table:style-name="ce20">
            <text:p>133,074</text:p>
          </table:table-cell>
          <table:table-cell office:value-type="float" office:value="69820" table:style-name="ce20">
            <text:p>69,820</text:p>
          </table:table-cell>
          <table:table-cell office:value-type="float" office:value="63254" table:style-name="ce20">
            <text:p>63,254</text:p>
          </table:table-cell>
          <table:table-cell office:value-type="float" office:value="5.8598667775752666" table:style-name="ce21">
            <text:p>5.86</text:p>
          </table:table-cell>
          <table:table-cell office:value-type="float" office:value="1822251" table:style-name="ce20">
            <text:p>1,822,251</text:p>
          </table:table-cell>
          <table:table-cell office:value-type="float" office:value="891060" table:style-name="ce20">
            <text:p>891,060</text:p>
          </table:table-cell>
          <table:table-cell office:value-type="float" office:value="931191" table:style-name="ce20">
            <text:p>931,191</text:p>
          </table:table-cell>
          <table:table-cell office:value-type="float" office:value="80.242181758294691" table:style-name="ce21">
            <text:p>80.24</text:p>
          </table:table-cell>
          <table:table-cell office:value-type="float" office:value="299603" table:style-name="ce20">
            <text:p>299,603</text:p>
          </table:table-cell>
          <table:table-cell office:value-type="float" office:value="136881" table:style-name="ce20">
            <text:p>136,881</text:p>
          </table:table-cell>
          <table:table-cell office:value-type="float" office:value="162722" table:style-name="ce20">
            <text:p>162,722</text:p>
          </table:table-cell>
          <table:table-cell office:value-type="float" office:value="13.192912711437868" table:style-name="ce21">
            <text:p>13.19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20114" table:style-name="ce20">
            <text:p>2,820,114</text:p>
          </table:table-cell>
          <table:table-cell office:value-type="float" office:value="1384543" table:style-name="ce20">
            <text:p>1,384,543</text:p>
          </table:table-cell>
          <table:table-cell office:value-type="float" office:value="1435571" table:style-name="ce20">
            <text:p>1,435,571</text:p>
          </table:table-cell>
          <table:table-cell office:value-type="float" office:value="119824" table:style-name="ce20">
            <text:p>119,824</text:p>
          </table:table-cell>
          <table:table-cell office:value-type="float" office:value="62122" table:style-name="ce20">
            <text:p>62,122</text:p>
          </table:table-cell>
          <table:table-cell office:value-type="float" office:value="57702" table:style-name="ce20">
            <text:p>57,702</text:p>
          </table:table-cell>
          <table:table-cell office:value-type="float" office:value="4.2489062498891883" table:style-name="ce21">
            <text:p>4.25</text:p>
          </table:table-cell>
          <table:table-cell office:value-type="float" office:value="178978" table:style-name="ce20">
            <text:p>178,978</text:p>
          </table:table-cell>
          <table:table-cell office:value-type="float" office:value="92876" table:style-name="ce20">
            <text:p>92,876</text:p>
          </table:table-cell>
          <table:table-cell office:value-type="float" office:value="86102" table:style-name="ce20">
            <text:p>86,102</text:p>
          </table:table-cell>
          <table:table-cell office:value-type="float" office:value="6.3464810287811062" table:style-name="ce22">
            <text:p>6.35</text:p>
          </table:table-cell>
          <table:table-cell office:value-type="float" office:value="312309" table:style-name="ce20">
            <text:p>312,309</text:p>
          </table:table-cell>
          <table:table-cell office:value-type="float" office:value="162066" table:style-name="ce20">
            <text:p>162,066</text:p>
          </table:table-cell>
          <table:table-cell office:value-type="float" office:value="150243" table:style-name="ce20">
            <text:p>150,243</text:p>
          </table:table-cell>
          <table:table-cell office:value-type="float" office:value="11.07433954797572" table:style-name="ce21">
            <text:p>11.07</text:p>
          </table:table-cell>
          <table:table-cell office:value-type="float" office:value="337905" table:style-name="ce20">
            <text:p>337,905</text:p>
          </table:table-cell>
          <table:table-cell office:value-type="float" office:value="175488" table:style-name="ce20">
            <text:p>175,488</text:p>
          </table:table-cell>
          <table:table-cell office:value-type="float" office:value="162417" table:style-name="ce20">
            <text:p>162,417</text:p>
          </table:table-cell>
          <table:table-cell office:value-type="float" office:value="11.981962431305968" table:style-name="ce21">
            <text:p>11.98</text:p>
          </table:table-cell>
          <table:table-cell office:value-type="float" office:value="162323" table:style-name="ce20">
            <text:p>162,323</text:p>
          </table:table-cell>
          <table:table-cell office:value-type="float" office:value="84291" table:style-name="ce20">
            <text:p>84,291</text:p>
          </table:table-cell>
          <table:table-cell office:value-type="float" office:value="78032" table:style-name="ce20">
            <text:p>78,032</text:p>
          </table:table-cell>
          <table:table-cell office:value-type="float" office:value="5.7559020663703659" table:style-name="ce21">
            <text:p>5.76</text:p>
          </table:table-cell>
          <table:table-cell office:value-type="float" office:value="2283492" table:style-name="ce20">
            <text:p>2,283,492</text:p>
          </table:table-cell>
          <table:table-cell office:value-type="float" office:value="1106027" table:style-name="ce20">
            <text:p>1,106,027</text:p>
          </table:table-cell>
          <table:table-cell office:value-type="float" office:value="1177465" table:style-name="ce20">
            <text:p>1,177,465</text:p>
          </table:table-cell>
          <table:table-cell office:value-type="float" office:value="80.971620296200797" table:style-name="ce21">
            <text:p>80.97</text:p>
          </table:table-cell>
          <table:table-cell office:value-type="float" office:value="393437" table:style-name="ce20">
            <text:p>393,437</text:p>
          </table:table-cell>
          <table:table-cell office:value-type="float" office:value="179076" table:style-name="ce20">
            <text:p>179,076</text:p>
          </table:table-cell>
          <table:table-cell office:value-type="float" office:value="214361" table:style-name="ce20">
            <text:p>214,361</text:p>
          </table:table-cell>
          <table:table-cell office:value-type="float" office:value="13.951102685919789" table:style-name="ce21">
            <text:p>13.95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70343" table:style-name="ce20">
            <text:p>1,870,343</text:p>
          </table:table-cell>
          <table:table-cell office:value-type="float" office:value="931458" table:style-name="ce20">
            <text:p>931,458</text:p>
          </table:table-cell>
          <table:table-cell office:value-type="float" office:value="938885" table:style-name="ce20">
            <text:p>938,885</text:p>
          </table:table-cell>
          <table:table-cell office:value-type="float" office:value="64800" table:style-name="ce20">
            <text:p>64,800</text:p>
          </table:table-cell>
          <table:table-cell office:value-type="float" office:value="33582" table:style-name="ce20">
            <text:p>33,582</text:p>
          </table:table-cell>
          <table:table-cell office:value-type="float" office:value="31218" table:style-name="ce20">
            <text:p>31,218</text:p>
          </table:table-cell>
          <table:table-cell office:value-type="float" office:value="3.4646051553110846" table:style-name="ce21">
            <text:p>3.46</text:p>
          </table:table-cell>
          <table:table-cell office:value-type="float" office:value="98135" table:style-name="ce20">
            <text:p>98,135</text:p>
          </table:table-cell>
          <table:table-cell office:value-type="float" office:value="50904" table:style-name="ce20">
            <text:p>50,904</text:p>
          </table:table-cell>
          <table:table-cell office:value-type="float" office:value="47231" table:style-name="ce20">
            <text:p>47,231</text:p>
          </table:table-cell>
          <table:table-cell office:value-type="float" office:value="5.2468985635255132" table:style-name="ce22">
            <text:p>5.25</text:p>
          </table:table-cell>
          <table:table-cell office:value-type="float" office:value="174916" table:style-name="ce20">
            <text:p>174,916</text:p>
          </table:table-cell>
          <table:table-cell office:value-type="float" office:value="90751" table:style-name="ce20">
            <text:p>90,751</text:p>
          </table:table-cell>
          <table:table-cell office:value-type="float" office:value="84165" table:style-name="ce20">
            <text:p>84,165</text:p>
          </table:table-cell>
          <table:table-cell office:value-type="float" office:value="9.3520814096665692" table:style-name="ce21">
            <text:p>9.35</text:p>
          </table:table-cell>
          <table:table-cell office:value-type="float" office:value="190276" table:style-name="ce20">
            <text:p>190,276</text:p>
          </table:table-cell>
          <table:table-cell office:value-type="float" office:value="98552" table:style-name="ce20">
            <text:p>98,552</text:p>
          </table:table-cell>
          <table:table-cell office:value-type="float" office:value="91724" table:style-name="ce20">
            <text:p>91,724</text:p>
          </table:table-cell>
          <table:table-cell office:value-type="float" office:value="10.173321150184753" table:style-name="ce21">
            <text:p>10.17</text:p>
          </table:table-cell>
          <table:table-cell office:value-type="float" office:value="95152" table:style-name="ce20">
            <text:p>95,152</text:p>
          </table:table-cell>
          <table:table-cell office:value-type="float" office:value="49524" table:style-name="ce20">
            <text:p>49,524</text:p>
          </table:table-cell>
          <table:table-cell office:value-type="float" office:value="45628" table:style-name="ce20">
            <text:p>45,628</text:p>
          </table:table-cell>
          <table:table-cell office:value-type="float" office:value="5.0874091008975357" table:style-name="ce21">
            <text:p>5.09</text:p>
          </table:table-cell>
          <table:table-cell office:value-type="float" office:value="1563938" table:style-name="ce20">
            <text:p>1,563,938</text:p>
          </table:table-cell>
          <table:table-cell office:value-type="float" office:value="772361" table:style-name="ce20">
            <text:p>772,361</text:p>
          </table:table-cell>
          <table:table-cell office:value-type="float" office:value="791577" table:style-name="ce20">
            <text:p>791,577</text:p>
          </table:table-cell>
          <table:table-cell office:value-type="float" office:value="83.617710762143631" table:style-name="ce21">
            <text:p>83.62</text:p>
          </table:table-cell>
          <table:table-cell office:value-type="float" office:value="314661" table:style-name="ce20">
            <text:p>314,661</text:p>
          </table:table-cell>
          <table:table-cell office:value-type="float" office:value="144523" table:style-name="ce20">
            <text:p>144,523</text:p>
          </table:table-cell>
          <table:table-cell office:value-type="float" office:value="170138" table:style-name="ce20">
            <text:p>170,138</text:p>
          </table:table-cell>
          <table:table-cell office:value-type="float" office:value="16.823705598384894" table:style-name="ce21">
            <text:p>16.82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58494" table:style-name="ce20">
            <text:p>2,758,494</text:p>
          </table:table-cell>
          <table:table-cell office:value-type="float" office:value="1360010" table:style-name="ce20">
            <text:p>1,360,010</text:p>
          </table:table-cell>
          <table:table-cell office:value-type="float" office:value="1398484" table:style-name="ce20">
            <text:p>1,398,484</text:p>
          </table:table-cell>
          <table:table-cell office:value-type="float" office:value="98936" table:style-name="ce20">
            <text:p>98,936</text:p>
          </table:table-cell>
          <table:table-cell office:value-type="float" office:value="51210" table:style-name="ce20">
            <text:p>51,210</text:p>
          </table:table-cell>
          <table:table-cell office:value-type="float" office:value="47726" table:style-name="ce20">
            <text:p>47,726</text:p>
          </table:table-cell>
          <table:table-cell office:value-type="float" office:value="3.5865947143622567" table:style-name="ce21">
            <text:p>3.59</text:p>
          </table:table-cell>
          <table:table-cell office:value-type="float" office:value="145270" table:style-name="ce20">
            <text:p>145,270</text:p>
          </table:table-cell>
          <table:table-cell office:value-type="float" office:value="75339" table:style-name="ce20">
            <text:p>75,339</text:p>
          </table:table-cell>
          <table:table-cell office:value-type="float" office:value="69931" table:style-name="ce20">
            <text:p>69,931</text:p>
          </table:table-cell>
          <table:table-cell office:value-type="float" office:value="5.2662793538793267" table:style-name="ce22">
            <text:p>5.27</text:p>
          </table:table-cell>
          <table:table-cell office:value-type="float" office:value="253679" table:style-name="ce20">
            <text:p>253,679</text:p>
          </table:table-cell>
          <table:table-cell office:value-type="float" office:value="131450" table:style-name="ce20">
            <text:p>131,450</text:p>
          </table:table-cell>
          <table:table-cell office:value-type="float" office:value="122229" table:style-name="ce20">
            <text:p>122,229</text:p>
          </table:table-cell>
          <table:table-cell office:value-type="float" office:value="9.196286089438658" table:style-name="ce21">
            <text:p>9.20</text:p>
          </table:table-cell>
          <table:table-cell office:value-type="float" office:value="275272" table:style-name="ce20">
            <text:p>275,272</text:p>
          </table:table-cell>
          <table:table-cell office:value-type="float" office:value="142507" table:style-name="ce20">
            <text:p>142,507</text:p>
          </table:table-cell>
          <table:table-cell office:value-type="float" office:value="132765" table:style-name="ce20">
            <text:p>132,765</text:p>
          </table:table-cell>
          <table:table-cell office:value-type="float" office:value="9.9790682887111579" table:style-name="ce21">
            <text:p>9.98</text:p>
          </table:table-cell>
          <table:table-cell office:value-type="float" office:value="139353" table:style-name="ce20">
            <text:p>139,353</text:p>
          </table:table-cell>
          <table:table-cell office:value-type="float" office:value="72594" table:style-name="ce20">
            <text:p>72,594</text:p>
          </table:table-cell>
          <table:table-cell office:value-type="float" office:value="66759" table:style-name="ce20">
            <text:p>66,759</text:p>
          </table:table-cell>
          <table:table-cell office:value-type="float" office:value="5.0517782529162645" table:style-name="ce21">
            <text:p>5.05</text:p>
          </table:table-cell>
          <table:table-cell office:value-type="float" office:value="2310823" table:style-name="ce20">
            <text:p>2,310,823</text:p>
          </table:table-cell>
          <table:table-cell office:value-type="float" office:value="1127612" table:style-name="ce20">
            <text:p>1,127,612</text:p>
          </table:table-cell>
          <table:table-cell office:value-type="float" office:value="1183211" table:style-name="ce20">
            <text:p>1,183,211</text:p>
          </table:table-cell>
          <table:table-cell office:value-type="float" office:value="83.771180941484729" table:style-name="ce21">
            <text:p>83.77</text:p>
          </table:table-cell>
          <table:table-cell office:value-type="float" office:value="469941" table:style-name="ce20">
            <text:p>469,941</text:p>
          </table:table-cell>
          <table:table-cell office:value-type="float" office:value="212717" table:style-name="ce20">
            <text:p>212,717</text:p>
          </table:table-cell>
          <table:table-cell office:value-type="float" office:value="257224" table:style-name="ce20">
            <text:p>257,224</text:p>
          </table:table-cell>
          <table:table-cell office:value-type="float" office:value="17.036143634896433" table:style-name="ce21">
            <text:p>17.04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7024792" table:style-name="ce20">
            <text:p>7,024,792</text:p>
          </table:table-cell>
          <table:table-cell office:value-type="float" office:value="3570786" table:style-name="ce20">
            <text:p>3,570,786</text:p>
          </table:table-cell>
          <table:table-cell office:value-type="float" office:value="3454006" table:style-name="ce20">
            <text:p>3,454,006</text:p>
          </table:table-cell>
          <table:table-cell office:value-type="float" office:value="252153" table:style-name="ce20">
            <text:p>252,153</text:p>
          </table:table-cell>
          <table:table-cell office:value-type="float" office:value="130826" table:style-name="ce20">
            <text:p>130,826</text:p>
          </table:table-cell>
          <table:table-cell office:value-type="float" office:value="121327" table:style-name="ce20">
            <text:p>121,327</text:p>
          </table:table-cell>
          <table:table-cell office:value-type="float" office:value="3.5894728270958054" table:style-name="ce21">
            <text:p>3.59</text:p>
          </table:table-cell>
          <table:table-cell office:value-type="float" office:value="372240" table:style-name="ce20">
            <text:p>372,240</text:p>
          </table:table-cell>
          <table:table-cell office:value-type="float" office:value="192921" table:style-name="ce20">
            <text:p>192,921</text:p>
          </table:table-cell>
          <table:table-cell office:value-type="float" office:value="179319" table:style-name="ce20">
            <text:p>179,319</text:p>
          </table:table-cell>
          <table:table-cell office:value-type="float" office:value="5.2989469296742167" table:style-name="ce22">
            <text:p>5.30</text:p>
          </table:table-cell>
          <table:table-cell office:value-type="float" office:value="660827" table:style-name="ce20">
            <text:p>660,827</text:p>
          </table:table-cell>
          <table:table-cell office:value-type="float" office:value="343089" table:style-name="ce20">
            <text:p>343,089</text:p>
          </table:table-cell>
          <table:table-cell office:value-type="float" office:value="317738" table:style-name="ce20">
            <text:p>317,738</text:p>
          </table:table-cell>
          <table:table-cell office:value-type="float" office:value="9.4070685651617865" table:style-name="ce21">
            <text:p>9.41</text:p>
          </table:table-cell>
          <table:table-cell office:value-type="float" office:value="718951" table:style-name="ce20">
            <text:p>718,951</text:p>
          </table:table-cell>
          <table:table-cell office:value-type="float" office:value="373609" table:style-name="ce20">
            <text:p>373,609</text:p>
          </table:table-cell>
          <table:table-cell office:value-type="float" office:value="345342" table:style-name="ce20">
            <text:p>345,342</text:p>
          </table:table-cell>
          <table:table-cell office:value-type="float" office:value="10.234480963991533" table:style-name="ce21">
            <text:p>10.23</text:p>
          </table:table-cell>
          <table:table-cell office:value-type="float" office:value="380782" table:style-name="ce20">
            <text:p>380,782</text:p>
          </table:table-cell>
          <table:table-cell office:value-type="float" office:value="199802" table:style-name="ce20">
            <text:p>199,802</text:p>
          </table:table-cell>
          <table:table-cell office:value-type="float" office:value="180980" table:style-name="ce20">
            <text:p>180,980</text:p>
          </table:table-cell>
          <table:table-cell office:value-type="float" office:value="5.4205448360606265" table:style-name="ce21">
            <text:p>5.42</text:p>
          </table:table-cell>
          <table:table-cell office:value-type="float" office:value="5827855" table:style-name="ce20">
            <text:p>5,827,855</text:p>
          </table:table-cell>
          <table:table-cell office:value-type="float" office:value="2946669" table:style-name="ce20">
            <text:p>2,946,669</text:p>
          </table:table-cell>
          <table:table-cell office:value-type="float" office:value="2881186" table:style-name="ce20">
            <text:p>2,881,186</text:p>
          </table:table-cell>
          <table:table-cell office:value-type="float" office:value="82.961246397046352" table:style-name="ce21">
            <text:p>82.96</text:p>
          </table:table-cell>
          <table:table-cell office:value-type="float" office:value="1221614" table:style-name="ce20">
            <text:p>1,221,614</text:p>
          </table:table-cell>
          <table:table-cell office:value-type="float" office:value="565054" table:style-name="ce20">
            <text:p>565,054</text:p>
          </table:table-cell>
          <table:table-cell office:value-type="float" office:value="656560" table:style-name="ce20">
            <text:p>656,560</text:p>
          </table:table-cell>
          <table:table-cell office:value-type="float" office:value="17.390038025325165" table:style-name="ce21">
            <text:p>17.39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52334" table:style-name="ce24">
            <text:p>452,334</text:p>
          </table:table-cell>
          <table:table-cell office:value-type="float" office:value="227864" table:style-name="ce24">
            <text:p>227,864</text:p>
          </table:table-cell>
          <table:table-cell office:value-type="float" office:value="224470" table:style-name="ce24">
            <text:p>224,470</text:p>
          </table:table-cell>
          <table:table-cell office:value-type="float" office:value="15839" table:style-name="ce24">
            <text:p>15,839</text:p>
          </table:table-cell>
          <table:table-cell office:value-type="float" office:value="8150" table:style-name="ce24">
            <text:p>8,150</text:p>
          </table:table-cell>
          <table:table-cell office:value-type="float" office:value="7689" table:style-name="ce24">
            <text:p>7,689</text:p>
          </table:table-cell>
          <table:table-cell office:value-type="float" office:value="3.5016160624671153" table:style-name="ce25">
            <text:p>3.50</text:p>
          </table:table-cell>
          <table:table-cell office:value-type="float" office:value="23307" table:style-name="ce24">
            <text:p>23,307</text:p>
          </table:table-cell>
          <table:table-cell office:value-type="float" office:value="11999" table:style-name="ce24">
            <text:p>11,999</text:p>
          </table:table-cell>
          <table:table-cell office:value-type="float" office:value="11308" table:style-name="ce24">
            <text:p>11,308</text:p>
          </table:table-cell>
          <table:table-cell office:value-type="float" office:value="5.1526084707318045" table:style-name="ce26">
            <text:p>5.15</text:p>
          </table:table-cell>
          <table:table-cell office:value-type="float" office:value="41451" table:style-name="ce24">
            <text:p>41,451</text:p>
          </table:table-cell>
          <table:table-cell office:value-type="float" office:value="21452" table:style-name="ce24">
            <text:p>21,452</text:p>
          </table:table-cell>
          <table:table-cell office:value-type="float" office:value="19999" table:style-name="ce24">
            <text:p>19,999</text:p>
          </table:table-cell>
          <table:table-cell office:value-type="float" office:value="9.1638037379458535" table:style-name="ce25">
            <text:p>9.16</text:p>
          </table:table-cell>
          <table:table-cell office:value-type="float" office:value="45153" table:style-name="ce24">
            <text:p>45,153</text:p>
          </table:table-cell>
          <table:table-cell office:value-type="float" office:value="23405" table:style-name="ce24">
            <text:p>23,405</text:p>
          </table:table-cell>
          <table:table-cell office:value-type="float" office:value="21748" table:style-name="ce24">
            <text:p>21,748</text:p>
          </table:table-cell>
          <table:table-cell office:value-type="float" office:value="9.9822255236175028" table:style-name="ce25">
            <text:p>9.98</text:p>
          </table:table-cell>
          <table:table-cell office:value-type="float" office:value="23720" table:style-name="ce24">
            <text:p>23,720</text:p>
          </table:table-cell>
          <table:table-cell office:value-type="float" office:value="12320" table:style-name="ce24">
            <text:p>12,320</text:p>
          </table:table-cell>
          <table:table-cell office:value-type="float" office:value="11400" table:style-name="ce24">
            <text:p>11,400</text:p>
          </table:table-cell>
          <table:table-cell office:value-type="float" office:value="5.2439126839901489" table:style-name="ce25">
            <text:p>5.24</text:p>
          </table:table-cell>
          <table:table-cell office:value-type="float" office:value="377611" table:style-name="ce24">
            <text:p>377,611</text:p>
          </table:table-cell>
          <table:table-cell office:value-type="float" office:value="189130" table:style-name="ce24">
            <text:p>189,130</text:p>
          </table:table-cell>
          <table:table-cell office:value-type="float" office:value="188481" table:style-name="ce24">
            <text:p>188,481</text:p>
          </table:table-cell>
          <table:table-cell office:value-type="float" office:value="83.480569667546547" table:style-name="ce25">
            <text:p>83.48</text:p>
          </table:table-cell>
          <table:table-cell office:value-type="float" office:value="79445" table:style-name="ce24">
            <text:p>79,445</text:p>
          </table:table-cell>
          <table:table-cell office:value-type="float" office:value="36735" table:style-name="ce24">
            <text:p>36,735</text:p>
          </table:table-cell>
          <table:table-cell office:value-type="float" office:value="42710" table:style-name="ce24">
            <text:p>42,710</text:p>
          </table:table-cell>
          <table:table-cell office:value-type="float" office:value="17.563349206559757" table:style-name="ce25">
            <text:p>17.56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2872" table:style-name="ce24">
            <text:p>572,872</text:p>
          </table:table-cell>
          <table:table-cell office:value-type="float" office:value="292350" table:style-name="ce24">
            <text:p>292,350</text:p>
          </table:table-cell>
          <table:table-cell office:value-type="float" office:value="280522" table:style-name="ce24">
            <text:p>280,522</text:p>
          </table:table-cell>
          <table:table-cell office:value-type="float" office:value="27539" table:style-name="ce24">
            <text:p>27,539</text:p>
          </table:table-cell>
          <table:table-cell office:value-type="float" office:value="14311" table:style-name="ce24">
            <text:p>14,311</text:p>
          </table:table-cell>
          <table:table-cell office:value-type="float" office:value="13228" table:style-name="ce24">
            <text:p>13,228</text:p>
          </table:table-cell>
          <table:table-cell office:value-type="float" office:value="4.8071820581211862" table:style-name="ce25">
            <text:p>4.81</text:p>
          </table:table-cell>
          <table:table-cell office:value-type="float" office:value="41412" table:style-name="ce24">
            <text:p>41,412</text:p>
          </table:table-cell>
          <table:table-cell office:value-type="float" office:value="21523" table:style-name="ce24">
            <text:p>21,523</text:p>
          </table:table-cell>
          <table:table-cell office:value-type="float" office:value="19889" table:style-name="ce24">
            <text:p>19,889</text:p>
          </table:table-cell>
          <table:table-cell office:value-type="float" office:value="7.2288399502855789" table:style-name="ce26">
            <text:p>7.23</text:p>
          </table:table-cell>
          <table:table-cell office:value-type="float" office:value="73597" table:style-name="ce24">
            <text:p>73,597</text:p>
          </table:table-cell>
          <table:table-cell office:value-type="float" office:value="38142" table:style-name="ce24">
            <text:p>38,142</text:p>
          </table:table-cell>
          <table:table-cell office:value-type="float" office:value="35455" table:style-name="ce24">
            <text:p>35,455</text:p>
          </table:table-cell>
          <table:table-cell office:value-type="float" office:value="12.847023418844" table:style-name="ce25">
            <text:p>12.85</text:p>
          </table:table-cell>
          <table:table-cell office:value-type="float" office:value="79668" table:style-name="ce24">
            <text:p>79,668</text:p>
          </table:table-cell>
          <table:table-cell office:value-type="float" office:value="41283" table:style-name="ce24">
            <text:p>41,283</text:p>
          </table:table-cell>
          <table:table-cell office:value-type="float" office:value="38385" table:style-name="ce24">
            <text:p>38,385</text:p>
          </table:table-cell>
          <table:table-cell office:value-type="float" office:value="13.906771495203115" table:style-name="ce25">
            <text:p>13.91</text:p>
          </table:table-cell>
          <table:table-cell office:value-type="float" office:value="36782" table:style-name="ce24">
            <text:p>36,782</text:p>
          </table:table-cell>
          <table:table-cell office:value-type="float" office:value="19219" table:style-name="ce24">
            <text:p>19,219</text:p>
          </table:table-cell>
          <table:table-cell office:value-type="float" office:value="17563" table:style-name="ce24">
            <text:p>17,563</text:p>
          </table:table-cell>
          <table:table-cell office:value-type="float" office:value="6.4206314848692196" table:style-name="ce25">
            <text:p>6.42</text:p>
          </table:table-cell>
          <table:table-cell office:value-type="float" office:value="449293" table:style-name="ce24">
            <text:p>449,293</text:p>
          </table:table-cell>
          <table:table-cell office:value-type="float" office:value="228001" table:style-name="ce24">
            <text:p>228,001</text:p>
          </table:table-cell>
          <table:table-cell office:value-type="float" office:value="221292" table:style-name="ce24">
            <text:p>221,292</text:p>
          </table:table-cell>
          <table:table-cell office:value-type="float" office:value="78.428165454063034" table:style-name="ce25">
            <text:p>78.43</text:p>
          </table:table-cell>
          <table:table-cell office:value-type="float" office:value="75233" table:style-name="ce24">
            <text:p>75,233</text:p>
          </table:table-cell>
          <table:table-cell office:value-type="float" office:value="35882" table:style-name="ce24">
            <text:p>35,882</text:p>
          </table:table-cell>
          <table:table-cell office:value-type="float" office:value="39351" table:style-name="ce24">
            <text:p>39,351</text:p>
          </table:table-cell>
          <table:table-cell office:value-type="float" office:value="13.1326020472287" table:style-name="ce25">
            <text:p>13.1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40917" table:style-name="ce24">
            <text:p>540,917</text:p>
          </table:table-cell>
          <table:table-cell office:value-type="float" office:value="278808" table:style-name="ce24">
            <text:p>278,808</text:p>
          </table:table-cell>
          <table:table-cell office:value-type="float" office:value="262109" table:style-name="ce24">
            <text:p>262,109</text:p>
          </table:table-cell>
          <table:table-cell office:value-type="float" office:value="17268" table:style-name="ce24">
            <text:p>17,268</text:p>
          </table:table-cell>
          <table:table-cell office:value-type="float" office:value="8931" table:style-name="ce24">
            <text:p>8,931</text:p>
          </table:table-cell>
          <table:table-cell office:value-type="float" office:value="8337" table:style-name="ce24">
            <text:p>8,337</text:p>
          </table:table-cell>
          <table:table-cell office:value-type="float" office:value="3.1923566831879939" table:style-name="ce25">
            <text:p>3.19</text:p>
          </table:table-cell>
          <table:table-cell office:value-type="float" office:value="27168" table:style-name="ce24">
            <text:p>27,168</text:p>
          </table:table-cell>
          <table:table-cell office:value-type="float" office:value="13982" table:style-name="ce24">
            <text:p>13,982</text:p>
          </table:table-cell>
          <table:table-cell office:value-type="float" office:value="13186" table:style-name="ce24">
            <text:p>13,186</text:p>
          </table:table-cell>
          <table:table-cell office:value-type="float" office:value="5.0225820227502558" table:style-name="ce26">
            <text:p>5.02</text:p>
          </table:table-cell>
          <table:table-cell office:value-type="float" office:value="50641" table:style-name="ce24">
            <text:p>50,641</text:p>
          </table:table-cell>
          <table:table-cell office:value-type="float" office:value="26122" table:style-name="ce24">
            <text:p>26,122</text:p>
          </table:table-cell>
          <table:table-cell office:value-type="float" office:value="24519" table:style-name="ce24">
            <text:p>24,519</text:p>
          </table:table-cell>
          <table:table-cell office:value-type="float" office:value="9.3620647899770209" table:style-name="ce25">
            <text:p>9.36</text:p>
          </table:table-cell>
          <table:table-cell office:value-type="float" office:value="55170" table:style-name="ce24">
            <text:p>55,170</text:p>
          </table:table-cell>
          <table:table-cell office:value-type="float" office:value="28496" table:style-name="ce24">
            <text:p>28,496</text:p>
          </table:table-cell>
          <table:table-cell office:value-type="float" office:value="26674" table:style-name="ce24">
            <text:p>26,674</text:p>
          </table:table-cell>
          <table:table-cell office:value-type="float" office:value="10.199346665015151" table:style-name="ce25">
            <text:p>10.20</text:p>
          </table:table-cell>
          <table:table-cell office:value-type="float" office:value="29857" table:style-name="ce24">
            <text:p>29,857</text:p>
          </table:table-cell>
          <table:table-cell office:value-type="float" office:value="15807" table:style-name="ce24">
            <text:p>15,807</text:p>
          </table:table-cell>
          <table:table-cell office:value-type="float" office:value="14050" table:style-name="ce24">
            <text:p>14,050</text:p>
          </table:table-cell>
          <table:table-cell office:value-type="float" office:value="5.5197008043747937" table:style-name="ce25">
            <text:p>5.52</text:p>
          </table:table-cell>
          <table:table-cell office:value-type="float" office:value="448184" table:style-name="ce24">
            <text:p>448,184</text:p>
          </table:table-cell>
          <table:table-cell office:value-type="float" office:value="230351" table:style-name="ce24">
            <text:p>230,351</text:p>
          </table:table-cell>
          <table:table-cell office:value-type="float" office:value="217833" table:style-name="ce24">
            <text:p>217,833</text:p>
          </table:table-cell>
          <table:table-cell office:value-type="float" office:value="82.856334705694223" table:style-name="ce25">
            <text:p>82.86</text:p>
          </table:table-cell>
          <table:table-cell office:value-type="float" office:value="94210" table:style-name="ce24">
            <text:p>94,210</text:p>
          </table:table-cell>
          <table:table-cell office:value-type="float" office:value="44741" table:style-name="ce24">
            <text:p>44,741</text:p>
          </table:table-cell>
          <table:table-cell office:value-type="float" office:value="49469" table:style-name="ce24">
            <text:p>49,469</text:p>
          </table:table-cell>
          <table:table-cell office:value-type="float" office:value="17.416720125268757" table:style-name="ce25">
            <text:p>17.4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61770" table:style-name="ce24">
            <text:p>1,261,770</text:p>
          </table:table-cell>
          <table:table-cell office:value-type="float" office:value="641205" table:style-name="ce24">
            <text:p>641,205</text:p>
          </table:table-cell>
          <table:table-cell office:value-type="float" office:value="620565" table:style-name="ce24">
            <text:p>620,565</text:p>
          </table:table-cell>
          <table:table-cell office:value-type="float" office:value="51799" table:style-name="ce24">
            <text:p>51,799</text:p>
          </table:table-cell>
          <table:table-cell office:value-type="float" office:value="26929" table:style-name="ce24">
            <text:p>26,929</text:p>
          </table:table-cell>
          <table:table-cell office:value-type="float" office:value="24870" table:style-name="ce24">
            <text:p>24,870</text:p>
          </table:table-cell>
          <table:table-cell office:value-type="float" office:value="4.1052648263946683" table:style-name="ce25">
            <text:p>4.11</text:p>
          </table:table-cell>
          <table:table-cell office:value-type="float" office:value="73449" table:style-name="ce24">
            <text:p>73,449</text:p>
          </table:table-cell>
          <table:table-cell office:value-type="float" office:value="38205" table:style-name="ce24">
            <text:p>38,205</text:p>
          </table:table-cell>
          <table:table-cell office:value-type="float" office:value="35244" table:style-name="ce24">
            <text:p>35,244</text:p>
          </table:table-cell>
          <table:table-cell office:value-type="float" office:value="5.8211084429016378" table:style-name="ce26">
            <text:p>5.82</text:p>
          </table:table-cell>
          <table:table-cell office:value-type="float" office:value="125259" table:style-name="ce24">
            <text:p>125,259</text:p>
          </table:table-cell>
          <table:table-cell office:value-type="float" office:value="65171" table:style-name="ce24">
            <text:p>65,171</text:p>
          </table:table-cell>
          <table:table-cell office:value-type="float" office:value="60088" table:style-name="ce24">
            <text:p>60,088</text:p>
          </table:table-cell>
          <table:table-cell office:value-type="float" office:value="9.927245060510236" table:style-name="ce25">
            <text:p>9.93</text:p>
          </table:table-cell>
          <table:table-cell office:value-type="float" office:value="135830" table:style-name="ce24">
            <text:p>135,830</text:p>
          </table:table-cell>
          <table:table-cell office:value-type="float" office:value="70698" table:style-name="ce24">
            <text:p>70,698</text:p>
          </table:table-cell>
          <table:table-cell office:value-type="float" office:value="65132" table:style-name="ce24">
            <text:p>65,132</text:p>
          </table:table-cell>
          <table:table-cell office:value-type="float" office:value="10.765036417096619" table:style-name="ce25">
            <text:p>10.77</text:p>
          </table:table-cell>
          <table:table-cell office:value-type="float" office:value="69904" table:style-name="ce24">
            <text:p>69,904</text:p>
          </table:table-cell>
          <table:table-cell office:value-type="float" office:value="36863" table:style-name="ce24">
            <text:p>36,863</text:p>
          </table:table-cell>
          <table:table-cell office:value-type="float" office:value="33041" table:style-name="ce24">
            <text:p>33,041</text:p>
          </table:table-cell>
          <table:table-cell office:value-type="float" office:value="5.540153910776132" table:style-name="ce25">
            <text:p>5.54</text:p>
          </table:table-cell>
          <table:table-cell office:value-type="float" office:value="1037845" table:style-name="ce24">
            <text:p>1,037,845</text:p>
          </table:table-cell>
          <table:table-cell office:value-type="float" office:value="524093" table:style-name="ce24">
            <text:p>524,093</text:p>
          </table:table-cell>
          <table:table-cell office:value-type="float" office:value="513752" table:style-name="ce24">
            <text:p>513,752</text:p>
          </table:table-cell>
          <table:table-cell office:value-type="float" office:value="82.253104765527794" table:style-name="ce25">
            <text:p>82.25</text:p>
          </table:table-cell>
          <table:table-cell office:value-type="float" office:value="214255" table:style-name="ce24">
            <text:p>214,255</text:p>
          </table:table-cell>
          <table:table-cell office:value-type="float" office:value="98917" table:style-name="ce24">
            <text:p>98,917</text:p>
          </table:table-cell>
          <table:table-cell office:value-type="float" office:value="115338" table:style-name="ce24">
            <text:p>115,338</text:p>
          </table:table-cell>
          <table:table-cell office:value-type="float" office:value="16.980511503681335" table:style-name="ce25">
            <text:p>16.9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8689" table:style-name="ce24">
            <text:p>488,689</text:p>
          </table:table-cell>
          <table:table-cell office:value-type="float" office:value="249703" table:style-name="ce24">
            <text:p>249,703</text:p>
          </table:table-cell>
          <table:table-cell office:value-type="float" office:value="238986" table:style-name="ce24">
            <text:p>238,986</text:p>
          </table:table-cell>
          <table:table-cell office:value-type="float" office:value="15261" table:style-name="ce24">
            <text:p>15,261</text:p>
          </table:table-cell>
          <table:table-cell office:value-type="float" office:value="7966" table:style-name="ce24">
            <text:p>7,966</text:p>
          </table:table-cell>
          <table:table-cell office:value-type="float" office:value="7295" table:style-name="ce24">
            <text:p>7,295</text:p>
          </table:table-cell>
          <table:table-cell office:value-type="float" office:value="3.1228449995805105" table:style-name="ce25">
            <text:p>3.12</text:p>
          </table:table-cell>
          <table:table-cell office:value-type="float" office:value="22499" table:style-name="ce24">
            <text:p>22,499</text:p>
          </table:table-cell>
          <table:table-cell office:value-type="float" office:value="11693" table:style-name="ce24">
            <text:p>11,693</text:p>
          </table:table-cell>
          <table:table-cell office:value-type="float" office:value="10806" table:style-name="ce24">
            <text:p>10,806</text:p>
          </table:table-cell>
          <table:table-cell office:value-type="float" office:value="4.6039505697897845" table:style-name="ce26">
            <text:p>4.60</text:p>
          </table:table-cell>
          <table:table-cell office:value-type="float" office:value="40333" table:style-name="ce24">
            <text:p>40,333</text:p>
          </table:table-cell>
          <table:table-cell office:value-type="float" office:value="21005" table:style-name="ce24">
            <text:p>21,005</text:p>
          </table:table-cell>
          <table:table-cell office:value-type="float" office:value="19328" table:style-name="ce24">
            <text:p>19,328</text:p>
          </table:table-cell>
          <table:table-cell office:value-type="float" office:value="8.2533062950056184" table:style-name="ce25">
            <text:p>8.25</text:p>
          </table:table-cell>
          <table:table-cell office:value-type="float" office:value="43944" table:style-name="ce24">
            <text:p>43,944</text:p>
          </table:table-cell>
          <table:table-cell office:value-type="float" office:value="22879" table:style-name="ce24">
            <text:p>22,879</text:p>
          </table:table-cell>
          <table:table-cell office:value-type="float" office:value="21065" table:style-name="ce24">
            <text:p>21,065</text:p>
          </table:table-cell>
          <table:table-cell office:value-type="float" office:value="8.9922220471506407" table:style-name="ce25">
            <text:p>8.99</text:p>
          </table:table-cell>
          <table:table-cell office:value-type="float" office:value="25020" table:style-name="ce24">
            <text:p>25,020</text:p>
          </table:table-cell>
          <table:table-cell office:value-type="float" office:value="12959" table:style-name="ce24">
            <text:p>12,959</text:p>
          </table:table-cell>
          <table:table-cell office:value-type="float" office:value="12061" table:style-name="ce24">
            <text:p>12,061</text:p>
          </table:table-cell>
          <table:table-cell office:value-type="float" office:value="5.1198205811876267" table:style-name="ce25">
            <text:p>5.12</text:p>
          </table:table-cell>
          <table:table-cell office:value-type="float" office:value="412551" table:style-name="ce24">
            <text:p>412,551</text:p>
          </table:table-cell>
          <table:table-cell office:value-type="float" office:value="210083" table:style-name="ce24">
            <text:p>210,083</text:p>
          </table:table-cell>
          <table:table-cell office:value-type="float" office:value="202468" table:style-name="ce24">
            <text:p>202,468</text:p>
          </table:table-cell>
          <table:table-cell office:value-type="float" office:value="84.419948065129361" table:style-name="ce25">
            <text:p>84.42</text:p>
          </table:table-cell>
          <table:table-cell office:value-type="float" office:value="92808" table:style-name="ce24">
            <text:p>92,808</text:p>
          </table:table-cell>
          <table:table-cell office:value-type="float" office:value="43664" table:style-name="ce24">
            <text:p>43,664</text:p>
          </table:table-cell>
          <table:table-cell office:value-type="float" office:value="49144" table:style-name="ce24">
            <text:p>49,144</text:p>
          </table:table-cell>
          <table:table-cell office:value-type="float" office:value="18.991219364462879" table:style-name="ce25">
            <text:p>18.9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74152" table:style-name="ce24">
            <text:p>674,152</text:p>
          </table:table-cell>
          <table:table-cell office:value-type="float" office:value="348639" table:style-name="ce24">
            <text:p>348,639</text:p>
          </table:table-cell>
          <table:table-cell office:value-type="float" office:value="325513" table:style-name="ce24">
            <text:p>325,513</text:p>
          </table:table-cell>
          <table:table-cell office:value-type="float" office:value="21344" table:style-name="ce24">
            <text:p>21,344</text:p>
          </table:table-cell>
          <table:table-cell office:value-type="float" office:value="11031" table:style-name="ce24">
            <text:p>11,031</text:p>
          </table:table-cell>
          <table:table-cell office:value-type="float" office:value="10313" table:style-name="ce24">
            <text:p>10,313</text:p>
          </table:table-cell>
          <table:table-cell office:value-type="float" office:value="3.1660515729390402" table:style-name="ce25">
            <text:p>3.17</text:p>
          </table:table-cell>
          <table:table-cell office:value-type="float" office:value="31323" table:style-name="ce24">
            <text:p>31,323</text:p>
          </table:table-cell>
          <table:table-cell office:value-type="float" office:value="16148" table:style-name="ce24">
            <text:p>16,148</text:p>
          </table:table-cell>
          <table:table-cell office:value-type="float" office:value="15175" table:style-name="ce24">
            <text:p>15,175</text:p>
          </table:table-cell>
          <table:table-cell office:value-type="float" office:value="4.6462815507481992" table:style-name="ce26">
            <text:p>4.65</text:p>
          </table:table-cell>
          <table:table-cell office:value-type="float" office:value="56618" table:style-name="ce24">
            <text:p>56,618</text:p>
          </table:table-cell>
          <table:table-cell office:value-type="float" office:value="29296" table:style-name="ce24">
            <text:p>29,296</text:p>
          </table:table-cell>
          <table:table-cell office:value-type="float" office:value="27322" table:style-name="ce24">
            <text:p>27,322</text:p>
          </table:table-cell>
          <table:table-cell office:value-type="float" office:value="8.3984027341015075" table:style-name="ce25">
            <text:p>8.40</text:p>
          </table:table-cell>
          <table:table-cell office:value-type="float" office:value="62067" table:style-name="ce24">
            <text:p>62,067</text:p>
          </table:table-cell>
          <table:table-cell office:value-type="float" office:value="32175" table:style-name="ce24">
            <text:p>32,175</text:p>
          </table:table-cell>
          <table:table-cell office:value-type="float" office:value="29892" table:style-name="ce24">
            <text:p>29,892</text:p>
          </table:table-cell>
          <table:table-cell office:value-type="float" office:value="9.2066774258624164" table:style-name="ce25">
            <text:p>9.21</text:p>
          </table:table-cell>
          <table:table-cell office:value-type="float" office:value="36772" table:style-name="ce24">
            <text:p>36,772</text:p>
          </table:table-cell>
          <table:table-cell office:value-type="float" office:value="19304" table:style-name="ce24">
            <text:p>19,304</text:p>
          </table:table-cell>
          <table:table-cell office:value-type="float" office:value="17468" table:style-name="ce24">
            <text:p>17,468</text:p>
          </table:table-cell>
          <table:table-cell office:value-type="float" office:value="5.4545562425091081" table:style-name="ce25">
            <text:p>5.45</text:p>
          </table:table-cell>
          <table:table-cell office:value-type="float" office:value="565614" table:style-name="ce24">
            <text:p>565,614</text:p>
          </table:table-cell>
          <table:table-cell office:value-type="float" office:value="292167" table:style-name="ce24">
            <text:p>292,167</text:p>
          </table:table-cell>
          <table:table-cell office:value-type="float" office:value="273447" table:style-name="ce24">
            <text:p>273,447</text:p>
          </table:table-cell>
          <table:table-cell office:value-type="float" office:value="83.900070013884104" table:style-name="ce25">
            <text:p>83.90</text:p>
          </table:table-cell>
          <table:table-cell office:value-type="float" office:value="130630" table:style-name="ce24">
            <text:p>130,630</text:p>
          </table:table-cell>
          <table:table-cell office:value-type="float" office:value="60064" table:style-name="ce24">
            <text:p>60,064</text:p>
          </table:table-cell>
          <table:table-cell office:value-type="float" office:value="70566" table:style-name="ce24">
            <text:p>70,566</text:p>
          </table:table-cell>
          <table:table-cell office:value-type="float" office:value="19.376935765228019" table:style-name="ce25">
            <text:p>19.3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7172" table:style-name="ce24">
            <text:p>497,172</text:p>
          </table:table-cell>
          <table:table-cell office:value-type="float" office:value="257845" table:style-name="ce24">
            <text:p>257,845</text:p>
          </table:table-cell>
          <table:table-cell office:value-type="float" office:value="239327" table:style-name="ce24">
            <text:p>239,327</text:p>
          </table:table-cell>
          <table:table-cell office:value-type="float" office:value="13330" table:style-name="ce24">
            <text:p>13,330</text:p>
          </table:table-cell>
          <table:table-cell office:value-type="float" office:value="6834" table:style-name="ce24">
            <text:p>6,834</text:p>
          </table:table-cell>
          <table:table-cell office:value-type="float" office:value="6496" table:style-name="ce24">
            <text:p>6,496</text:p>
          </table:table-cell>
          <table:table-cell office:value-type="float" office:value="2.6811646673585798" table:style-name="ce25">
            <text:p>2.68</text:p>
          </table:table-cell>
          <table:table-cell office:value-type="float" office:value="19150" table:style-name="ce24">
            <text:p>19,150</text:p>
          </table:table-cell>
          <table:table-cell office:value-type="float" office:value="9863" table:style-name="ce24">
            <text:p>9,863</text:p>
          </table:table-cell>
          <table:table-cell office:value-type="float" office:value="9287" table:style-name="ce24">
            <text:p>9,287</text:p>
          </table:table-cell>
          <table:table-cell office:value-type="float" office:value="3.8517856999187403" table:style-name="ce26">
            <text:p>3.85</text:p>
          </table:table-cell>
          <table:table-cell office:value-type="float" office:value="33970" table:style-name="ce24">
            <text:p>33,970</text:p>
          </table:table-cell>
          <table:table-cell office:value-type="float" office:value="17599" table:style-name="ce24">
            <text:p>17,599</text:p>
          </table:table-cell>
          <table:table-cell office:value-type="float" office:value="16371" table:style-name="ce24">
            <text:p>16,371</text:p>
          </table:table-cell>
          <table:table-cell office:value-type="float" office:value="6.8326454426234777" table:style-name="ce25">
            <text:p>6.83</text:p>
          </table:table-cell>
          <table:table-cell office:value-type="float" office:value="37019" table:style-name="ce24">
            <text:p>37,019</text:p>
          </table:table-cell>
          <table:table-cell office:value-type="float" office:value="19214" table:style-name="ce24">
            <text:p>19,214</text:p>
          </table:table-cell>
          <table:table-cell office:value-type="float" office:value="17805" table:style-name="ce24">
            <text:p>17,805</text:p>
          </table:table-cell>
          <table:table-cell office:value-type="float" office:value="7.4459140900935692" table:style-name="ce25">
            <text:p>7.45</text:p>
          </table:table-cell>
          <table:table-cell office:value-type="float" office:value="23554" table:style-name="ce24">
            <text:p>23,554</text:p>
          </table:table-cell>
          <table:table-cell office:value-type="float" office:value="12404" table:style-name="ce24">
            <text:p>12,404</text:p>
          </table:table-cell>
          <table:table-cell office:value-type="float" office:value="11150" table:style-name="ce24">
            <text:p>11,150</text:p>
          </table:table-cell>
          <table:table-cell office:value-type="float" office:value="4.7375958420828201" table:style-name="ce25">
            <text:p>4.74</text:p>
          </table:table-cell>
          <table:table-cell office:value-type="float" office:value="428623" table:style-name="ce24">
            <text:p>428,623</text:p>
          </table:table-cell>
          <table:table-cell office:value-type="float" office:value="222055" table:style-name="ce24">
            <text:p>222,055</text:p>
          </table:table-cell>
          <table:table-cell office:value-type="float" office:value="206568" table:style-name="ce24">
            <text:p>206,568</text:p>
          </table:table-cell>
          <table:table-cell office:value-type="float" office:value="86.212216295366602" table:style-name="ce25">
            <text:p>86.21</text:p>
          </table:table-cell>
          <table:table-cell office:value-type="float" office:value="102764" table:style-name="ce24">
            <text:p>102,764</text:p>
          </table:table-cell>
          <table:table-cell office:value-type="float" office:value="47806" table:style-name="ce24">
            <text:p>47,806</text:p>
          </table:table-cell>
          <table:table-cell office:value-type="float" office:value="54958" table:style-name="ce24">
            <text:p>54,958</text:p>
          </table:table-cell>
          <table:table-cell office:value-type="float" office:value="20.66970786769971" table:style-name="ce25">
            <text:p>20.6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9130" table:style-name="ce24">
            <text:p>809,130</text:p>
          </table:table-cell>
          <table:table-cell office:value-type="float" office:value="412143" table:style-name="ce24">
            <text:p>412,143</text:p>
          </table:table-cell>
          <table:table-cell office:value-type="float" office:value="396987" table:style-name="ce24">
            <text:p>396,987</text:p>
          </table:table-cell>
          <table:table-cell office:value-type="float" office:value="24662" table:style-name="ce24">
            <text:p>24,662</text:p>
          </table:table-cell>
          <table:table-cell office:value-type="float" office:value="12842" table:style-name="ce24">
            <text:p>12,842</text:p>
          </table:table-cell>
          <table:table-cell office:value-type="float" office:value="11820" table:style-name="ce24">
            <text:p>11,820</text:p>
          </table:table-cell>
          <table:table-cell office:value-type="float" office:value="3.0479650983154745" table:style-name="ce25">
            <text:p>3.05</text:p>
          </table:table-cell>
          <table:table-cell office:value-type="float" office:value="36532" table:style-name="ce24">
            <text:p>36,532</text:p>
          </table:table-cell>
          <table:table-cell office:value-type="float" office:value="19007" table:style-name="ce24">
            <text:p>19,007</text:p>
          </table:table-cell>
          <table:table-cell office:value-type="float" office:value="17525" table:style-name="ce24">
            <text:p>17,525</text:p>
          </table:table-cell>
          <table:table-cell office:value-type="float" office:value="4.5149728720971911" table:style-name="ce26">
            <text:p>4.51</text:p>
          </table:table-cell>
          <table:table-cell office:value-type="float" office:value="65011" table:style-name="ce24">
            <text:p>65,011</text:p>
          </table:table-cell>
          <table:table-cell office:value-type="float" office:value="33860" table:style-name="ce24">
            <text:p>33,860</text:p>
          </table:table-cell>
          <table:table-cell office:value-type="float" office:value="31151" table:style-name="ce24">
            <text:p>31,151</text:p>
          </table:table-cell>
          <table:table-cell office:value-type="float" office:value="8.0346792233633657" table:style-name="ce25">
            <text:p>8.03</text:p>
          </table:table-cell>
          <table:table-cell office:value-type="float" office:value="70915" table:style-name="ce24">
            <text:p>70,915</text:p>
          </table:table-cell>
          <table:table-cell office:value-type="float" office:value="36939" table:style-name="ce24">
            <text:p>36,939</text:p>
          </table:table-cell>
          <table:table-cell office:value-type="float" office:value="33976" table:style-name="ce24">
            <text:p>33,976</text:p>
          </table:table-cell>
          <table:table-cell office:value-type="float" office:value="8.7643518346866394" table:style-name="ce25">
            <text:p>8.76</text:p>
          </table:table-cell>
          <table:table-cell office:value-type="float" office:value="39522" table:style-name="ce24">
            <text:p>39,522</text:p>
          </table:table-cell>
          <table:table-cell office:value-type="float" office:value="20701" table:style-name="ce24">
            <text:p>20,701</text:p>
          </table:table-cell>
          <table:table-cell office:value-type="float" office:value="18821" table:style-name="ce24">
            <text:p>18,821</text:p>
          </table:table-cell>
          <table:table-cell office:value-type="float" office:value="4.8845055800674793" table:style-name="ce25">
            <text:p>4.88</text:p>
          </table:table-cell>
          <table:table-cell office:value-type="float" office:value="687522" table:style-name="ce24">
            <text:p>687,522</text:p>
          </table:table-cell>
          <table:table-cell office:value-type="float" office:value="348831" table:style-name="ce24">
            <text:p>348,831</text:p>
          </table:table-cell>
          <table:table-cell office:value-type="float" office:value="338691" table:style-name="ce24">
            <text:p>338,691</text:p>
          </table:table-cell>
          <table:table-cell office:value-type="float" office:value="84.970523896036482" table:style-name="ce25">
            <text:p>84.97</text:p>
          </table:table-cell>
          <table:table-cell office:value-type="float" office:value="148254" table:style-name="ce24">
            <text:p>148,254</text:p>
          </table:table-cell>
          <table:table-cell office:value-type="float" office:value="69239" table:style-name="ce24">
            <text:p>69,239</text:p>
          </table:table-cell>
          <table:table-cell office:value-type="float" office:value="79015" table:style-name="ce24">
            <text:p>79,015</text:p>
          </table:table-cell>
          <table:table-cell office:value-type="float" office:value="18.322642838604427" table:style-name="ce25">
            <text:p>18.32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4428" table:style-name="ce24">
            <text:p>214,428</text:p>
          </table:table-cell>
          <table:table-cell office:value-type="float" office:value="110135" table:style-name="ce24">
            <text:p>110,135</text:p>
          </table:table-cell>
          <table:table-cell office:value-type="float" office:value="104293" table:style-name="ce24">
            <text:p>104,293</text:p>
          </table:table-cell>
          <table:table-cell office:value-type="float" office:value="7291" table:style-name="ce24">
            <text:p>7,291</text:p>
          </table:table-cell>
          <table:table-cell office:value-type="float" office:value="3827" table:style-name="ce24">
            <text:p>3,827</text:p>
          </table:table-cell>
          <table:table-cell office:value-type="float" office:value="3464" table:style-name="ce24">
            <text:p>3,464</text:p>
          </table:table-cell>
          <table:table-cell office:value-type="float" office:value="3.4002089279385155" table:style-name="ce25">
            <text:p>3.40</text:p>
          </table:table-cell>
          <table:table-cell office:value-type="float" office:value="10613" table:style-name="ce24">
            <text:p>10,613</text:p>
          </table:table-cell>
          <table:table-cell office:value-type="float" office:value="5534" table:style-name="ce24">
            <text:p>5,534</text:p>
          </table:table-cell>
          <table:table-cell office:value-type="float" office:value="5079" table:style-name="ce24">
            <text:p>5,079</text:p>
          </table:table-cell>
          <table:table-cell office:value-type="float" office:value="4.9494469005913411" table:style-name="ce26">
            <text:p>4.95</text:p>
          </table:table-cell>
          <table:table-cell office:value-type="float" office:value="18863" table:style-name="ce24">
            <text:p>18,863</text:p>
          </table:table-cell>
          <table:table-cell office:value-type="float" office:value="9849" table:style-name="ce24">
            <text:p>9,849</text:p>
          </table:table-cell>
          <table:table-cell office:value-type="float" office:value="9014" table:style-name="ce24">
            <text:p>9,014</text:p>
          </table:table-cell>
          <table:table-cell office:value-type="float" office:value="8.7968921969145821" table:style-name="ce25">
            <text:p>8.80</text:p>
          </table:table-cell>
          <table:table-cell office:value-type="float" office:value="20597" table:style-name="ce24">
            <text:p>20,597</text:p>
          </table:table-cell>
          <table:table-cell office:value-type="float" office:value="10790" table:style-name="ce24">
            <text:p>10,790</text:p>
          </table:table-cell>
          <table:table-cell office:value-type="float" office:value="9807" table:style-name="ce24">
            <text:p>9,807</text:p>
          </table:table-cell>
          <table:table-cell office:value-type="float" office:value="9.6055552446508852" table:style-name="ce25">
            <text:p>9.61</text:p>
          </table:table-cell>
          <table:table-cell office:value-type="float" office:value="11437" table:style-name="ce24">
            <text:p>11,437</text:p>
          </table:table-cell>
          <table:table-cell office:value-type="float" office:value="6088" table:style-name="ce24">
            <text:p>6,088</text:p>
          </table:table-cell>
          <table:table-cell office:value-type="float" office:value="5349" table:style-name="ce24">
            <text:p>5,349</text:p>
          </table:table-cell>
          <table:table-cell office:value-type="float" office:value="5.3337250732180497" table:style-name="ce25">
            <text:p>5.33</text:p>
          </table:table-cell>
          <table:table-cell office:value-type="float" office:value="179377" table:style-name="ce24">
            <text:p>179,377</text:p>
          </table:table-cell>
          <table:table-cell office:value-type="float" office:value="91759" table:style-name="ce24">
            <text:p>91,759</text:p>
          </table:table-cell>
          <table:table-cell office:value-type="float" office:value="87618" table:style-name="ce24">
            <text:p>87,618</text:p>
          </table:table-cell>
          <table:table-cell office:value-type="float" office:value="83.653720596190794" table:style-name="ce25">
            <text:p>83.65</text:p>
          </table:table-cell>
          <table:table-cell office:value-type="float" office:value="38121" table:style-name="ce24">
            <text:p>38,121</text:p>
          </table:table-cell>
          <table:table-cell office:value-type="float" office:value="17235" table:style-name="ce24">
            <text:p>17,235</text:p>
          </table:table-cell>
          <table:table-cell office:value-type="float" office:value="20886" table:style-name="ce24">
            <text:p>20,886</text:p>
          </table:table-cell>
          <table:table-cell office:value-type="float" office:value="17.777995411047065" table:style-name="ce25">
            <text:p>17.7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23252" table:style-name="ce24">
            <text:p>323,252</text:p>
          </table:table-cell>
          <table:table-cell office:value-type="float" office:value="163424" table:style-name="ce24">
            <text:p>163,424</text:p>
          </table:table-cell>
          <table:table-cell office:value-type="float" office:value="159828" table:style-name="ce24">
            <text:p>159,828</text:p>
          </table:table-cell>
          <table:table-cell office:value-type="float" office:value="11587" table:style-name="ce24">
            <text:p>11,587</text:p>
          </table:table-cell>
          <table:table-cell office:value-type="float" office:value="6037" table:style-name="ce24">
            <text:p>6,037</text:p>
          </table:table-cell>
          <table:table-cell office:value-type="float" office:value="5550" table:style-name="ce24">
            <text:p>5,550</text:p>
          </table:table-cell>
          <table:table-cell office:value-type="float" office:value="3.5845099179587439" table:style-name="ce25">
            <text:p>3.58</text:p>
          </table:table-cell>
          <table:table-cell office:value-type="float" office:value="17020" table:style-name="ce24">
            <text:p>17,020</text:p>
          </table:table-cell>
          <table:table-cell office:value-type="float" office:value="8876" table:style-name="ce24">
            <text:p>8,876</text:p>
          </table:table-cell>
          <table:table-cell office:value-type="float" office:value="8144" table:style-name="ce24">
            <text:p>8,144</text:p>
          </table:table-cell>
          <table:table-cell office:value-type="float" office:value="5.265241978394565" table:style-name="ce26">
            <text:p>5.27</text:p>
          </table:table-cell>
          <table:table-cell office:value-type="float" office:value="29703" table:style-name="ce24">
            <text:p>29,703</text:p>
          </table:table-cell>
          <table:table-cell office:value-type="float" office:value="15575" table:style-name="ce24">
            <text:p>15,575</text:p>
          </table:table-cell>
          <table:table-cell office:value-type="float" office:value="14128" table:style-name="ce24">
            <text:p>14,128</text:p>
          </table:table-cell>
          <table:table-cell office:value-type="float" office:value="9.1888062564191415" table:style-name="ce25">
            <text:p>9.19</text:p>
          </table:table-cell>
          <table:table-cell office:value-type="float" office:value="32234" table:style-name="ce24">
            <text:p>32,234</text:p>
          </table:table-cell>
          <table:table-cell office:value-type="float" office:value="16886" table:style-name="ce24">
            <text:p>16,886</text:p>
          </table:table-cell>
          <table:table-cell office:value-type="float" office:value="15348" table:style-name="ce24">
            <text:p>15,348</text:p>
          </table:table-cell>
          <table:table-cell office:value-type="float" office:value="9.9717867174835728" table:style-name="ce25">
            <text:p>9.97</text:p>
          </table:table-cell>
          <table:table-cell office:value-type="float" office:value="16771" table:style-name="ce24">
            <text:p>16,771</text:p>
          </table:table-cell>
          <table:table-cell office:value-type="float" office:value="8812" table:style-name="ce24">
            <text:p>8,812</text:p>
          </table:table-cell>
          <table:table-cell office:value-type="float" office:value="7959" table:style-name="ce24">
            <text:p>7,959</text:p>
          </table:table-cell>
          <table:table-cell office:value-type="float" office:value="5.18821229257669" table:style-name="ce25">
            <text:p>5.19</text:p>
          </table:table-cell>
          <table:table-cell office:value-type="float" office:value="269935" table:style-name="ce24">
            <text:p>269,935</text:p>
          </table:table-cell>
          <table:table-cell office:value-type="float" office:value="135472" table:style-name="ce24">
            <text:p>135,472</text:p>
          </table:table-cell>
          <table:table-cell office:value-type="float" office:value="134463" table:style-name="ce24">
            <text:p>134,463</text:p>
          </table:table-cell>
          <table:table-cell office:value-type="float" office:value="83.506057193768328" table:style-name="ce25">
            <text:p>83.51</text:p>
          </table:table-cell>
          <table:table-cell office:value-type="float" office:value="57682" table:style-name="ce24">
            <text:p>57,682</text:p>
          </table:table-cell>
          <table:table-cell office:value-type="float" office:value="26528" table:style-name="ce24">
            <text:p>26,528</text:p>
          </table:table-cell>
          <table:table-cell office:value-type="float" office:value="31154" table:style-name="ce24">
            <text:p>31,154</text:p>
          </table:table-cell>
          <table:table-cell office:value-type="float" office:value="17.84428247930407" table:style-name="ce25">
            <text:p>17.8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5749" table:style-name="ce24">
            <text:p>105,749</text:p>
          </table:table-cell>
          <table:table-cell office:value-type="float" office:value="54373" table:style-name="ce24">
            <text:p>54,373</text:p>
          </table:table-cell>
          <table:table-cell office:value-type="float" office:value="51376" table:style-name="ce24">
            <text:p>51,376</text:p>
          </table:table-cell>
          <table:table-cell office:value-type="float" office:value="4254" table:style-name="ce24">
            <text:p>4,254</text:p>
          </table:table-cell>
          <table:table-cell office:value-type="float" office:value="2240" table:style-name="ce24">
            <text:p>2,240</text:p>
          </table:table-cell>
          <table:table-cell office:value-type="float" office:value="2014" table:style-name="ce24">
            <text:p>2,014</text:p>
          </table:table-cell>
          <table:table-cell office:value-type="float" office:value="4.0227330754900761" table:style-name="ce25">
            <text:p>4.02</text:p>
          </table:table-cell>
          <table:table-cell office:value-type="float" office:value="5604" table:style-name="ce24">
            <text:p>5,604</text:p>
          </table:table-cell>
          <table:table-cell office:value-type="float" office:value="2972" table:style-name="ce24">
            <text:p>2,972</text:p>
          </table:table-cell>
          <table:table-cell office:value-type="float" office:value="2632" table:style-name="ce24">
            <text:p>2,632</text:p>
          </table:table-cell>
          <table:table-cell office:value-type="float" office:value="5.299340892112455" table:style-name="ce26">
            <text:p>5.30</text:p>
          </table:table-cell>
          <table:table-cell office:value-type="float" office:value="8798" table:style-name="ce24">
            <text:p>8,798</text:p>
          </table:table-cell>
          <table:table-cell office:value-type="float" office:value="4647" table:style-name="ce24">
            <text:p>4,647</text:p>
          </table:table-cell>
          <table:table-cell office:value-type="float" office:value="4151" table:style-name="ce24">
            <text:p>4,151</text:p>
          </table:table-cell>
          <table:table-cell office:value-type="float" office:value="8.3197004226990323" table:style-name="ce25">
            <text:p>8.32</text:p>
          </table:table-cell>
          <table:table-cell office:value-type="float" office:value="9365" table:style-name="ce24">
            <text:p>9,365</text:p>
          </table:table-cell>
          <table:table-cell office:value-type="float" office:value="4939" table:style-name="ce24">
            <text:p>4,939</text:p>
          </table:table-cell>
          <table:table-cell office:value-type="float" office:value="4426" table:style-name="ce24">
            <text:p>4,426</text:p>
          </table:table-cell>
          <table:table-cell office:value-type="float" office:value="8.8558757056804307" table:style-name="ce25">
            <text:p>8.86</text:p>
          </table:table-cell>
          <table:table-cell office:value-type="float" office:value="4472" table:style-name="ce24">
            <text:p>4,472</text:p>
          </table:table-cell>
          <table:table-cell office:value-type="float" office:value="2326" table:style-name="ce24">
            <text:p>2,326</text:p>
          </table:table-cell>
          <table:table-cell office:value-type="float" office:value="2146" table:style-name="ce24">
            <text:p>2,146</text:p>
          </table:table-cell>
          <table:table-cell office:value-type="float" office:value="4.2288815969890967" table:style-name="ce25">
            <text:p>4.23</text:p>
          </table:table-cell>
          <table:table-cell office:value-type="float" office:value="89960" table:style-name="ce24">
            <text:p>89,960</text:p>
          </table:table-cell>
          <table:table-cell office:value-type="float" office:value="46060" table:style-name="ce24">
            <text:p>46,060</text:p>
          </table:table-cell>
          <table:table-cell office:value-type="float" office:value="43900" table:style-name="ce24">
            <text:p>43,900</text:p>
          </table:table-cell>
          <table:table-cell office:value-type="float" office:value="85.069362358036486" table:style-name="ce25">
            <text:p>85.07</text:p>
          </table:table-cell>
          <table:table-cell office:value-type="float" office:value="18361" table:style-name="ce24">
            <text:p>18,361</text:p>
          </table:table-cell>
          <table:table-cell office:value-type="float" office:value="8535" table:style-name="ce24">
            <text:p>8,535</text:p>
          </table:table-cell>
          <table:table-cell office:value-type="float" office:value="9826" table:style-name="ce24">
            <text:p>9,826</text:p>
          </table:table-cell>
          <table:table-cell office:value-type="float" office:value="17.362811941484079" table:style-name="ce25">
            <text:p>17.36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6643" table:style-name="ce24">
            <text:p>366,643</text:p>
          </table:table-cell>
          <table:table-cell office:value-type="float" office:value="182812" table:style-name="ce24">
            <text:p>182,812</text:p>
          </table:table-cell>
          <table:table-cell office:value-type="float" office:value="183831" table:style-name="ce24">
            <text:p>183,831</text:p>
          </table:table-cell>
          <table:table-cell office:value-type="float" office:value="10596" table:style-name="ce24">
            <text:p>10,596</text:p>
          </table:table-cell>
          <table:table-cell office:value-type="float" office:value="5463" table:style-name="ce24">
            <text:p>5,463</text:p>
          </table:table-cell>
          <table:table-cell office:value-type="float" office:value="5133" table:style-name="ce24">
            <text:p>5,133</text:p>
          </table:table-cell>
          <table:table-cell office:value-type="float" office:value="2.8900047184863751" table:style-name="ce25">
            <text:p>2.89</text:p>
          </table:table-cell>
          <table:table-cell office:value-type="float" office:value="15998" table:style-name="ce24">
            <text:p>15,998</text:p>
          </table:table-cell>
          <table:table-cell office:value-type="float" office:value="8240" table:style-name="ce24">
            <text:p>8,240</text:p>
          </table:table-cell>
          <table:table-cell office:value-type="float" office:value="7758" table:style-name="ce24">
            <text:p>7,758</text:p>
          </table:table-cell>
          <table:table-cell office:value-type="float" office:value="4.3633725449551743" table:style-name="ce26">
            <text:p>4.36</text:p>
          </table:table-cell>
          <table:table-cell office:value-type="float" office:value="28885" table:style-name="ce24">
            <text:p>28,885</text:p>
          </table:table-cell>
          <table:table-cell office:value-type="float" office:value="14879" table:style-name="ce24">
            <text:p>14,879</text:p>
          </table:table-cell>
          <table:table-cell office:value-type="float" office:value="14006" table:style-name="ce24">
            <text:p>14,006</text:p>
          </table:table-cell>
          <table:table-cell office:value-type="float" office:value="7.878235777036517" table:style-name="ce25">
            <text:p>7.88</text:p>
          </table:table-cell>
          <table:table-cell office:value-type="float" office:value="31528" table:style-name="ce24">
            <text:p>31,528</text:p>
          </table:table-cell>
          <table:table-cell office:value-type="float" office:value="16268" table:style-name="ce24">
            <text:p>16,268</text:p>
          </table:table-cell>
          <table:table-cell office:value-type="float" office:value="15260" table:style-name="ce24">
            <text:p>15,260</text:p>
          </table:table-cell>
          <table:table-cell office:value-type="float" office:value="8.5991004873950949" table:style-name="ce25">
            <text:p>8.60</text:p>
          </table:table-cell>
          <table:table-cell office:value-type="float" office:value="17391" table:style-name="ce24">
            <text:p>17,391</text:p>
          </table:table-cell>
          <table:table-cell office:value-type="float" office:value="9103" table:style-name="ce24">
            <text:p>9,103</text:p>
          </table:table-cell>
          <table:table-cell office:value-type="float" office:value="8288" table:style-name="ce24">
            <text:p>8,288</text:p>
          </table:table-cell>
          <table:table-cell office:value-type="float" office:value="4.7433061588520715" table:style-name="ce25">
            <text:p>4.74</text:p>
          </table:table-cell>
          <table:table-cell office:value-type="float" office:value="313122" table:style-name="ce24">
            <text:p>313,122</text:p>
          </table:table-cell>
          <table:table-cell office:value-type="float" office:value="155027" table:style-name="ce24">
            <text:p>155,027</text:p>
          </table:table-cell>
          <table:table-cell office:value-type="float" office:value="158095" table:style-name="ce24">
            <text:p>158,095</text:p>
          </table:table-cell>
          <table:table-cell office:value-type="float" office:value="85.402421429019512" table:style-name="ce25">
            <text:p>85.40</text:p>
          </table:table-cell>
          <table:table-cell office:value-type="float" office:value="65626" table:style-name="ce24">
            <text:p>65,626</text:p>
          </table:table-cell>
          <table:table-cell office:value-type="float" office:value="29666" table:style-name="ce24">
            <text:p>29,666</text:p>
          </table:table-cell>
          <table:table-cell office:value-type="float" office:value="35960" table:style-name="ce24">
            <text:p>35,960</text:p>
          </table:table-cell>
          <table:table-cell office:value-type="float" office:value="17.899155309115404" table:style-name="ce25">
            <text:p>17.9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2450" table:style-name="ce24">
            <text:p>452,450</text:p>
          </table:table-cell>
          <table:table-cell office:value-type="float" office:value="223293" table:style-name="ce24">
            <text:p>223,293</text:p>
          </table:table-cell>
          <table:table-cell office:value-type="float" office:value="229157" table:style-name="ce24">
            <text:p>229,157</text:p>
          </table:table-cell>
          <table:table-cell office:value-type="float" office:value="22093" table:style-name="ce24">
            <text:p>22,093</text:p>
          </table:table-cell>
          <table:table-cell office:value-type="float" office:value="11421" table:style-name="ce24">
            <text:p>11,421</text:p>
          </table:table-cell>
          <table:table-cell office:value-type="float" office:value="10672" table:style-name="ce24">
            <text:p>10,672</text:p>
          </table:table-cell>
          <table:table-cell office:value-type="float" office:value="4.8829704939772354" table:style-name="ce25">
            <text:p>4.88</text:p>
          </table:table-cell>
          <table:table-cell office:value-type="float" office:value="33699" table:style-name="ce24">
            <text:p>33,699</text:p>
          </table:table-cell>
          <table:table-cell office:value-type="float" office:value="17426" table:style-name="ce24">
            <text:p>17,426</text:p>
          </table:table-cell>
          <table:table-cell office:value-type="float" office:value="16273" table:style-name="ce24">
            <text:p>16,273</text:p>
          </table:table-cell>
          <table:table-cell office:value-type="float" office:value="7.4481158139020884" table:style-name="ce26">
            <text:p>7.45</text:p>
          </table:table-cell>
          <table:table-cell office:value-type="float" office:value="60770" table:style-name="ce24">
            <text:p>60,770</text:p>
          </table:table-cell>
          <table:table-cell office:value-type="float" office:value="31497" table:style-name="ce24">
            <text:p>31,497</text:p>
          </table:table-cell>
          <table:table-cell office:value-type="float" office:value="29273" table:style-name="ce24">
            <text:p>29,273</text:p>
          </table:table-cell>
          <table:table-cell office:value-type="float" office:value="13.431318377721297" table:style-name="ce25">
            <text:p>13.43</text:p>
          </table:table-cell>
          <table:table-cell office:value-type="float" office:value="65918" table:style-name="ce24">
            <text:p>65,918</text:p>
          </table:table-cell>
          <table:table-cell office:value-type="float" office:value="34243" table:style-name="ce24">
            <text:p>34,243</text:p>
          </table:table-cell>
          <table:table-cell office:value-type="float" office:value="31675" table:style-name="ce24">
            <text:p>31,675</text:p>
          </table:table-cell>
          <table:table-cell office:value-type="float" office:value="14.569123660072936" table:style-name="ce25">
            <text:p>14.57</text:p>
          </table:table-cell>
          <table:table-cell office:value-type="float" office:value="29513" table:style-name="ce24">
            <text:p>29,513</text:p>
          </table:table-cell>
          <table:table-cell office:value-type="float" office:value="15480" table:style-name="ce24">
            <text:p>15,480</text:p>
          </table:table-cell>
          <table:table-cell office:value-type="float" office:value="14033" table:style-name="ce24">
            <text:p>14,033</text:p>
          </table:table-cell>
          <table:table-cell office:value-type="float" office:value="6.5229307105757544" table:style-name="ce25">
            <text:p>6.52</text:p>
          </table:table-cell>
          <table:table-cell office:value-type="float" office:value="352040" table:style-name="ce24">
            <text:p>352,040</text:p>
          </table:table-cell>
          <table:table-cell office:value-type="float" office:value="171011" table:style-name="ce24">
            <text:p>171,011</text:p>
          </table:table-cell>
          <table:table-cell office:value-type="float" office:value="181029" table:style-name="ce24">
            <text:p>181,029</text:p>
          </table:table-cell>
          <table:table-cell office:value-type="float" office:value="77.807492540612216" table:style-name="ce25">
            <text:p>77.81</text:p>
          </table:table-cell>
          <table:table-cell office:value-type="float" office:value="60206" table:style-name="ce24">
            <text:p>60,206</text:p>
          </table:table-cell>
          <table:table-cell office:value-type="float" office:value="26695" table:style-name="ce24">
            <text:p>26,695</text:p>
          </table:table-cell>
          <table:table-cell office:value-type="float" office:value="33511" table:style-name="ce24">
            <text:p>33,511</text:p>
          </table:table-cell>
          <table:table-cell office:value-type="float" office:value="13.306663719748038" table:style-name="ce25">
            <text:p>13.3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5234" table:style-name="ce24">
            <text:p>265,234</text:p>
          </table:table-cell>
          <table:table-cell office:value-type="float" office:value="128192" table:style-name="ce24">
            <text:p>128,192</text:p>
          </table:table-cell>
          <table:table-cell office:value-type="float" office:value="137042" table:style-name="ce24">
            <text:p>137,042</text:p>
          </table:table-cell>
          <table:table-cell office:value-type="float" office:value="9290" table:style-name="ce24">
            <text:p>9,290</text:p>
          </table:table-cell>
          <table:table-cell office:value-type="float" office:value="4844" table:style-name="ce24">
            <text:p>4,844</text:p>
          </table:table-cell>
          <table:table-cell office:value-type="float" office:value="4446" table:style-name="ce24">
            <text:p>4,446</text:p>
          </table:table-cell>
          <table:table-cell office:value-type="float" office:value="3.5025675441308426" table:style-name="ce25">
            <text:p>3.50</text:p>
          </table:table-cell>
          <table:table-cell office:value-type="float" office:value="14466" table:style-name="ce24">
            <text:p>14,466</text:p>
          </table:table-cell>
          <table:table-cell office:value-type="float" office:value="7453" table:style-name="ce24">
            <text:p>7,453</text:p>
          </table:table-cell>
          <table:table-cell office:value-type="float" office:value="7013" table:style-name="ce24">
            <text:p>7,013</text:p>
          </table:table-cell>
          <table:table-cell office:value-type="float" office:value="5.4540518937994369" table:style-name="ce26">
            <text:p>5.45</text:p>
          </table:table-cell>
          <table:table-cell office:value-type="float" office:value="26928" table:style-name="ce24">
            <text:p>26,928</text:p>
          </table:table-cell>
          <table:table-cell office:value-type="float" office:value="13995" table:style-name="ce24">
            <text:p>13,995</text:p>
          </table:table-cell>
          <table:table-cell office:value-type="float" office:value="12933" table:style-name="ce24">
            <text:p>12,933</text:p>
          </table:table-cell>
          <table:table-cell office:value-type="float" office:value="10.152544545571081" table:style-name="ce25">
            <text:p>10.15</text:p>
          </table:table-cell>
          <table:table-cell office:value-type="float" office:value="29543" table:style-name="ce24">
            <text:p>29,543</text:p>
          </table:table-cell>
          <table:table-cell office:value-type="float" office:value="15394" table:style-name="ce24">
            <text:p>15,394</text:p>
          </table:table-cell>
          <table:table-cell office:value-type="float" office:value="14149" table:style-name="ce24">
            <text:p>14,149</text:p>
          </table:table-cell>
          <table:table-cell office:value-type="float" office:value="11.138466410791979" table:style-name="ce25">
            <text:p>11.14</text:p>
          </table:table-cell>
          <table:table-cell office:value-type="float" office:value="16067" table:style-name="ce24">
            <text:p>16,067</text:p>
          </table:table-cell>
          <table:table-cell office:value-type="float" office:value="8416" table:style-name="ce24">
            <text:p>8,416</text:p>
          </table:table-cell>
          <table:table-cell office:value-type="float" office:value="7651" table:style-name="ce24">
            <text:p>7,651</text:p>
          </table:table-cell>
          <table:table-cell office:value-type="float" office:value="6.0576698311679502" table:style-name="ce25">
            <text:p>6.06</text:p>
          </table:table-cell>
          <table:table-cell office:value-type="float" office:value="216178" table:style-name="ce24">
            <text:p>216,178</text:p>
          </table:table-cell>
          <table:table-cell office:value-type="float" office:value="102629" table:style-name="ce24">
            <text:p>102,629</text:p>
          </table:table-cell>
          <table:table-cell office:value-type="float" office:value="113549" table:style-name="ce24">
            <text:p>113,549</text:p>
          </table:table-cell>
          <table:table-cell office:value-type="float" office:value="81.504633644253758" table:style-name="ce25">
            <text:p>81.50</text:p>
          </table:table-cell>
          <table:table-cell office:value-type="float" office:value="44019" table:style-name="ce24">
            <text:p>44,019</text:p>
          </table:table-cell>
          <table:table-cell office:value-type="float" office:value="19347" table:style-name="ce24">
            <text:p>19,347</text:p>
          </table:table-cell>
          <table:table-cell office:value-type="float" office:value="24672" table:style-name="ce24">
            <text:p>24,672</text:p>
          </table:table-cell>
          <table:table-cell office:value-type="float" office:value="16.596288560290159" table:style-name="ce25">
            <text:p>16.60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3665" table:style-name="ce20">
            <text:p>153,665</text:p>
          </table:table-cell>
          <table:table-cell office:value-type="float" office:value="77740" table:style-name="ce20">
            <text:p>77,740</text:p>
          </table:table-cell>
          <table:table-cell office:value-type="float" office:value="75925" table:style-name="ce20">
            <text:p>75,925</text:p>
          </table:table-cell>
          <table:table-cell office:value-type="float" office:value="5247" table:style-name="ce20">
            <text:p>5,247</text:p>
          </table:table-cell>
          <table:table-cell office:value-type="float" office:value="2715" table:style-name="ce20">
            <text:p>2,715</text:p>
          </table:table-cell>
          <table:table-cell office:value-type="float" office:value="2532" table:style-name="ce20">
            <text:p>2,532</text:p>
          </table:table-cell>
          <table:table-cell office:value-type="float" office:value="3.4145706569485568" table:style-name="ce21">
            <text:p>3.41</text:p>
          </table:table-cell>
          <table:table-cell office:value-type="float" office:value="7054" table:style-name="ce20">
            <text:p>7,054</text:p>
          </table:table-cell>
          <table:table-cell office:value-type="float" office:value="3651" table:style-name="ce20">
            <text:p>3,651</text:p>
          </table:table-cell>
          <table:table-cell office:value-type="float" office:value="3403" table:style-name="ce20">
            <text:p>3,403</text:p>
          </table:table-cell>
          <table:table-cell office:value-type="float" office:value="4.5905053200143167" table:style-name="ce22">
            <text:p>4.59</text:p>
          </table:table-cell>
          <table:table-cell office:value-type="float" office:value="11317" table:style-name="ce20">
            <text:p>11,317</text:p>
          </table:table-cell>
          <table:table-cell office:value-type="float" office:value="5884" table:style-name="ce20">
            <text:p>5,884</text:p>
          </table:table-cell>
          <table:table-cell office:value-type="float" office:value="5433" table:style-name="ce20">
            <text:p>5,433</text:p>
          </table:table-cell>
          <table:table-cell office:value-type="float" office:value="7.3647219601080272" table:style-name="ce21">
            <text:p>7.36</text:p>
          </table:table-cell>
          <table:table-cell office:value-type="float" office:value="12095" table:style-name="ce20">
            <text:p>12,095</text:p>
          </table:table-cell>
          <table:table-cell office:value-type="float" office:value="6286" table:style-name="ce20">
            <text:p>6,286</text:p>
          </table:table-cell>
          <table:table-cell office:value-type="float" office:value="5809" table:style-name="ce20">
            <text:p>5,809</text:p>
          </table:table-cell>
          <table:table-cell office:value-type="float" office:value="7.8710181238408232" table:style-name="ce21">
            <text:p>7.87</text:p>
          </table:table-cell>
          <table:table-cell office:value-type="float" office:value="5445" table:style-name="ce20">
            <text:p>5,445</text:p>
          </table:table-cell>
          <table:table-cell office:value-type="float" office:value="2867" table:style-name="ce20">
            <text:p>2,867</text:p>
          </table:table-cell>
          <table:table-cell office:value-type="float" office:value="2578" table:style-name="ce20">
            <text:p>2,578</text:p>
          </table:table-cell>
          <table:table-cell office:value-type="float" office:value="3.5434223798522764" table:style-name="ce21">
            <text:p>3.54</text:p>
          </table:table-cell>
          <table:table-cell office:value-type="float" office:value="133665" table:style-name="ce20">
            <text:p>133,665</text:p>
          </table:table-cell>
          <table:table-cell office:value-type="float" office:value="67277" table:style-name="ce20">
            <text:p>67,277</text:p>
          </table:table-cell>
          <table:table-cell office:value-type="float" office:value="66388" table:style-name="ce20">
            <text:p>66,388</text:p>
          </table:table-cell>
          <table:table-cell office:value-type="float" office:value="86.984674454169792" table:style-name="ce21">
            <text:p>86.98</text:p>
          </table:table-cell>
          <table:table-cell office:value-type="float" office:value="22635" table:style-name="ce20">
            <text:p>22,635</text:p>
          </table:table-cell>
          <table:table-cell office:value-type="float" office:value="10980" table:style-name="ce20">
            <text:p>10,980</text:p>
          </table:table-cell>
          <table:table-cell office:value-type="float" office:value="11655" table:style-name="ce20">
            <text:p>11,655</text:p>
          </table:table-cell>
          <table:table-cell office:value-type="float" office:value="14.730094686493345" table:style-name="ce21">
            <text:p>14.73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0228" table:style-name="ce24">
            <text:p>140,228</text:p>
          </table:table-cell>
          <table:table-cell office:value-type="float" office:value="69960" table:style-name="ce24">
            <text:p>69,960</text:p>
          </table:table-cell>
          <table:table-cell office:value-type="float" office:value="70268" table:style-name="ce24">
            <text:p>70,268</text:p>
          </table:table-cell>
          <table:table-cell office:value-type="float" office:value="4676" table:style-name="ce24">
            <text:p>4,676</text:p>
          </table:table-cell>
          <table:table-cell office:value-type="float" office:value="2402" table:style-name="ce24">
            <text:p>2,402</text:p>
          </table:table-cell>
          <table:table-cell office:value-type="float" office:value="2274" table:style-name="ce24">
            <text:p>2,274</text:p>
          </table:table-cell>
          <table:table-cell office:value-type="float" office:value="3.3345694155232906" table:style-name="ce25">
            <text:p>3.33</text:p>
          </table:table-cell>
          <table:table-cell office:value-type="float" office:value="6294" table:style-name="ce24">
            <text:p>6,294</text:p>
          </table:table-cell>
          <table:table-cell office:value-type="float" office:value="3238" table:style-name="ce24">
            <text:p>3,238</text:p>
          </table:table-cell>
          <table:table-cell office:value-type="float" office:value="3056" table:style-name="ce24">
            <text:p>3,056</text:p>
          </table:table-cell>
          <table:table-cell office:value-type="float" office:value="4.4884045982257463" table:style-name="ce26">
            <text:p>4.49</text:p>
          </table:table-cell>
          <table:table-cell office:value-type="float" office:value="10114" table:style-name="ce24">
            <text:p>10,114</text:p>
          </table:table-cell>
          <table:table-cell office:value-type="float" office:value="5243" table:style-name="ce24">
            <text:p>5,243</text:p>
          </table:table-cell>
          <table:table-cell office:value-type="float" office:value="4871" table:style-name="ce24">
            <text:p>4,871</text:p>
          </table:table-cell>
          <table:table-cell office:value-type="float" office:value="7.2125395784008894" table:style-name="ce25">
            <text:p>7.21</text:p>
          </table:table-cell>
          <table:table-cell office:value-type="float" office:value="10799" table:style-name="ce24">
            <text:p>10,799</text:p>
          </table:table-cell>
          <table:table-cell office:value-type="float" office:value="5590" table:style-name="ce24">
            <text:p>5,590</text:p>
          </table:table-cell>
          <table:table-cell office:value-type="float" office:value="5209" table:style-name="ce24">
            <text:p>5,209</text:p>
          </table:table-cell>
          <table:table-cell office:value-type="float" office:value="7.7010297515474795" table:style-name="ce25">
            <text:p>7.70</text:p>
          </table:table-cell>
          <table:table-cell office:value-type="float" office:value="4905" table:style-name="ce24">
            <text:p>4,905</text:p>
          </table:table-cell>
          <table:table-cell office:value-type="float" office:value="2570" table:style-name="ce24">
            <text:p>2,570</text:p>
          </table:table-cell>
          <table:table-cell office:value-type="float" office:value="2335" table:style-name="ce24">
            <text:p>2,335</text:p>
          </table:table-cell>
          <table:table-cell office:value-type="float" office:value="3.4978748894657277" table:style-name="ce25">
            <text:p>3.50</text:p>
          </table:table-cell>
          <table:table-cell office:value-type="float" office:value="122238" table:style-name="ce24">
            <text:p>122,238</text:p>
          </table:table-cell>
          <table:table-cell office:value-type="float" office:value="60589" table:style-name="ce24">
            <text:p>60,589</text:p>
          </table:table-cell>
          <table:table-cell office:value-type="float" office:value="61649" table:style-name="ce24">
            <text:p>61,649</text:p>
          </table:table-cell>
          <table:table-cell office:value-type="float" office:value="87.170893116923864" table:style-name="ce25">
            <text:p>87.17</text:p>
          </table:table-cell>
          <table:table-cell office:value-type="float" office:value="20904" table:style-name="ce24">
            <text:p>20,904</text:p>
          </table:table-cell>
          <table:table-cell office:value-type="float" office:value="10050" table:style-name="ce24">
            <text:p>10,050</text:p>
          </table:table-cell>
          <table:table-cell office:value-type="float" office:value="10854" table:style-name="ce24">
            <text:p>10,854</text:p>
          </table:table-cell>
          <table:table-cell office:value-type="float" office:value="14.907151210885131" table:style-name="ce25">
            <text:p>14.9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437" table:style-name="ce24">
            <text:p>13,437</text:p>
          </table:table-cell>
          <table:table-cell office:value-type="float" office:value="7780" table:style-name="ce24">
            <text:p>7,780</text:p>
          </table:table-cell>
          <table:table-cell office:value-type="float" office:value="5657" table:style-name="ce24">
            <text:p>5,657</text:p>
          </table:table-cell>
          <table:table-cell office:value-type="float" office:value="571" table:style-name="ce24">
            <text:p>571</text:p>
          </table:table-cell>
          <table:table-cell office:value-type="float" office:value="313" table:style-name="ce24">
            <text:p>313</text:p>
          </table:table-cell>
          <table:table-cell office:value-type="float" office:value="258" table:style-name="ce24">
            <text:p>258</text:p>
          </table:table-cell>
          <table:table-cell office:value-type="float" office:value="4.2494604450398157" table:style-name="ce25">
            <text:p>4.25</text:p>
          </table:table-cell>
          <table:table-cell office:value-type="float" office:value="760" table:style-name="ce24">
            <text:p>760</text:p>
          </table:table-cell>
          <table:table-cell office:value-type="float" office:value="413" table:style-name="ce24">
            <text:p>413</text:p>
          </table:table-cell>
          <table:table-cell office:value-type="float" office:value="347" table:style-name="ce24">
            <text:p>347</text:p>
          </table:table-cell>
          <table:table-cell office:value-type="float" office:value="5.6560244102106125" table:style-name="ce26">
            <text:p>5.66</text:p>
          </table:table-cell>
          <table:table-cell office:value-type="float" office:value="1203" table:style-name="ce24">
            <text:p>1,203</text:p>
          </table:table-cell>
          <table:table-cell office:value-type="float" office:value="641" table:style-name="ce24">
            <text:p>641</text:p>
          </table:table-cell>
          <table:table-cell office:value-type="float" office:value="562" table:style-name="ce24">
            <text:p>562</text:p>
          </table:table-cell>
          <table:table-cell office:value-type="float" office:value="8.9528912703728505" table:style-name="ce25">
            <text:p>8.95</text:p>
          </table:table-cell>
          <table:table-cell office:value-type="float" office:value="1296" table:style-name="ce24">
            <text:p>1,296</text:p>
          </table:table-cell>
          <table:table-cell office:value-type="float" office:value="696" table:style-name="ce24">
            <text:p>696</text:p>
          </table:table-cell>
          <table:table-cell office:value-type="float" office:value="600" table:style-name="ce24">
            <text:p>600</text:p>
          </table:table-cell>
          <table:table-cell office:value-type="float" office:value="9.6450100468854654" table:style-name="ce25">
            <text:p>9.65</text:p>
          </table:table-cell>
          <table:table-cell office:value-type="float" office:value="540" table:style-name="ce24">
            <text:p>540</text:p>
          </table:table-cell>
          <table:table-cell office:value-type="float" office:value="297" table:style-name="ce24">
            <text:p>297</text:p>
          </table:table-cell>
          <table:table-cell office:value-type="float" office:value="243" table:style-name="ce24">
            <text:p>243</text:p>
          </table:table-cell>
          <table:table-cell office:value-type="float" office:value="4.0187541862022771" table:style-name="ce25">
            <text:p>4.02</text:p>
          </table:table-cell>
          <table:table-cell office:value-type="float" office:value="11427" table:style-name="ce24">
            <text:p>11,427</text:p>
          </table:table-cell>
          <table:table-cell office:value-type="float" office:value="6688" table:style-name="ce24">
            <text:p>6,688</text:p>
          </table:table-cell>
          <table:table-cell office:value-type="float" office:value="4739" table:style-name="ce24">
            <text:p>4,739</text:p>
          </table:table-cell>
          <table:table-cell office:value-type="float" office:value="85.041303862469292" table:style-name="ce25">
            <text:p>85.04</text:p>
          </table:table-cell>
          <table:table-cell office:value-type="float" office:value="1731" table:style-name="ce24">
            <text:p>1,731</text:p>
          </table:table-cell>
          <table:table-cell office:value-type="float" office:value="930" table:style-name="ce24">
            <text:p>930</text:p>
          </table:table-cell>
          <table:table-cell office:value-type="float" office:value="801" table:style-name="ce24">
            <text:p>801</text:p>
          </table:table-cell>
          <table:table-cell office:value-type="float" office:value="12.882339807992855" table:style-name="ce25">
            <text:p>12.88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6" table:style-name="ce34"/>
          <table:table-cell table:number-columns-repeated="17" table:style-name="ce35"/>
          <table:table-cell table:number-columns-repeated="3" table:style-name="ce36"/>
          <table:table-cell table:number-columns-repeated="4" table:style-name="ce37"/>
          <table:table-cell office:value-type="string" table:style-name="ce38">
            <text:p><text:s text:c="16"/>內政部戶政司 110年6月10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005/上網各月速報公式(5月).xls'#說明" table:style-name="ta2">
        <table:table-source xlink:href="file:///C:/Users/moi1849/Desktop/123/3/1.月報/06速(月)報套印/110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60" table:style-name="ta2">
        <table:table-source xlink:href="file:///C:/Users/moi1849/Desktop/123/3/1.月報/06速(月)報套印/110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70" table:style-name="ta2">
        <table:table-source xlink:href="file:///C:/Users/moi1849/Desktop/123/3/1.月報/06速(月)報套印/110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B0" table:style-name="ta2">
        <table:table-source xlink:href="file:///C:/Users/moi1849/Desktop/123/3/1.月報/06速(月)報套印/110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月別(貼01-縣市別)" table:style-name="ta2">
        <table:table-source xlink:href="file:///C:/Users/moi1849/Desktop/123/3/1.月報/06速(月)報套印/11005/上網各月速報公式(5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縣市別" table:style-name="ta2">
        <table:table-source xlink:href="file:///C:/Users/moi1849/Desktop/123/3/1.月報/06速(月)報套印/110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齡結構" table:style-name="ta2">
        <table:table-source xlink:href="file:///C:/Users/moi1849/Desktop/123/3/1.月報/06速(月)報套印/110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資料分析" table:style-name="ta2">
        <table:table-source xlink:href="file:///C:/Users/moi1849/Desktop/123/3/1.月報/06速(月)報套印/110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分析(草稿)" table:style-name="ta2">
        <table:table-source xlink:href="file:///C:/Users/moi1849/Desktop/123/3/1.月報/06速(月)報套印/110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年月別" table:style-name="ta2">
        <table:table-source xlink:href="file:///C:/Users/moi1849/Desktop/123/3/1.月報/06速(月)報套印/110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縣市別" table:style-name="ta2">
        <table:table-source xlink:href="file:///C:/Users/moi1849/Desktop/123/3/1.月報/06速(月)報套印/110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4-單一年齡" table:style-name="ta2">
        <table:table-source xlink:href="file:///C:/Users/moi1849/Desktop/123/3/1.月報/06速(月)報套印/110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5-年齡結構" table:style-name="ta2">
        <table:table-source xlink:href="file:///C:/Users/moi1849/Desktop/123/3/1.月報/06速(月)報套印/110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6-人口增加&amp;生死結離" table:style-name="ta2">
        <table:table-source xlink:href="file:///C:/Users/moi1849/Desktop/123/3/1.月報/06速(月)報套印/110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年月別" table:style-name="ta2">
        <table:table-source xlink:href="file:///C:/Users/moi1849/Desktop/123/3/1.月報/06速(月)報套印/110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縣市別" table:style-name="ta2">
        <table:table-source xlink:href="file:///C:/Users/moi1849/Desktop/123/3/1.月報/06速(月)報套印/110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年月別" table:style-name="ta2">
        <table:table-source xlink:href="file:///C:/Users/moi1849/Desktop/123/3/1.月報/06速(月)報套印/110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縣市別" table:style-name="ta2">
        <table:table-source xlink:href="file:///C:/Users/moi1849/Desktop/123/3/1.月報/06速(月)報套印/110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1-遷徙" table:style-name="ta2">
        <table:table-source xlink:href="file:///C:/Users/moi1849/Desktop/123/3/1.月報/06速(月)報套印/110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6-03T02:42:11Z</meta:creation-date>
    <dc:date>2021-06-03T02:42:52Z</dc:date>
  </office:meta>
</office:document-meta>
</file>